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49mm"/>
    </style:style>
    <style:style style:name="co2" style:family="table-column">
      <style:table-column-properties fo:break-before="auto" style:column-width="36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5.88mm"/>
    </style:style>
    <style:style style:name="co6" style:family="table-column">
      <style:table-column-properties fo:break-before="auto" style:column-width="30.78mm"/>
    </style:style>
    <style:style style:name="co7" style:family="table-column">
      <style:table-column-properties fo:break-before="auto" style:column-width="2.72mm"/>
    </style:style>
    <style:style style:name="co8" style:family="table-column">
      <style:table-column-properties fo:break-before="auto" style:column-width="44.13mm"/>
    </style:style>
    <style:style style:name="co9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background-color="#333333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ackground-color="#333333"/>
    </style:style>
    <style:style style:name="ce5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4">
      <style:table-cell-properties fo:background-color="#333333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333333" style:text-align-source="fix" style:repeat-content="false"/>
      <style:paragraph-properties fo:text-align="end" fo:margin-left="0mm"/>
    </style:style>
    <style:style style:name="ce1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20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333333"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333333" style:text-align-source="fix" style:repeat-content="false"/>
      <style:paragraph-properties fo:text-align="end" fo:margin-left="0mm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30" style:family="table-cell" style:parent-style-name="Default" style:data-style-name="N0">
      <style:table-cell-properties fo:background-color="#333333"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4">
      <style:table-cell-properties fo:border-bottom="0.06pt solid #000000" fo:background-color="#808080" fo:border-left="none" fo:border-right="none" fo:border-top="0.06pt solid #000000"/>
    </style:style>
    <style:style style:name="ce32" style:family="table-cell" style:parent-style-name="Default" style:data-style-name="N4">
      <style:table-cell-properties fo:background-color="transparent"/>
    </style:style>
    <style:style style:name="ce33" style:family="table-cell" style:parent-style-name="Default" style:data-style-name="N4">
      <style:table-cell-properties fo:border-bottom="none" fo:background-color="#808080" fo:border-left="none" fo:border-right="none" fo:border-top="0.06pt solid #000000"/>
    </style:style>
    <style:style style:name="ce34" style:family="table-cell" style:parent-style-name="Default" style:data-style-name="N4">
      <style:table-cell-properties fo:background-color="#808080"/>
    </style:style>
    <style:style style:name="ce35" style:family="table-cell" style:parent-style-name="Default" style:data-style-name="N4">
      <style:table-cell-properties fo:border-bottom="0.06pt solid #000000" fo:background-color="#808080" fo:border-left="none" fo:border-right="none" fo:border-top="none"/>
    </style:style>
    <style:style style:name="ce36" style:family="table-cell" style:parent-style-name="Default" style:data-style-name="N4">
      <style:table-cell-properties fo:border-bottom="none" fo:background-color="#808080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 style:data-style-name="N4">
      <style:table-cell-properties fo:background-color="#808080"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4">
      <style:table-cell-properties fo:border-bottom="0.06pt solid #000000" fo:background-color="#80808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42" style:family="table-cell" style:parent-style-name="Default">
      <style:table-cell-properties fo:background-color="#333333" style:text-align-source="fix" style:repeat-content="false"/>
      <style:paragraph-properties fo:text-align="end" fo:margin-left="0mm"/>
    </style:style>
    <style:style style:name="ce43" style:family="table-cell" style:parent-style-name="Default">
      <style:table-cell-properties fo:background-color="#333333"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46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fo:background-color="#feea97"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fo:background-color="#febcbc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end" fo:margin-left="0mm"/>
    </style:style>
    <style:style style:name="ce50" style:family="table-cell" style:parent-style-name="Default">
      <style:table-cell-properties fo:border-bottom="none" fo:background-color="#feea97" style:text-align-source="fix" style:repeat-content="false" fo:border-left="none" fo:border-right="none" fo:border-top="0.06pt solid #000000"/>
      <style:paragraph-properties fo:text-align="end" fo:margin-left="0mm"/>
    </style:style>
    <style:style style:name="ce51" style:family="table-cell" style:parent-style-name="Default">
      <style:table-cell-properties fo:background-color="#ffe88a" style:text-align-source="fix" style:repeat-content="false"/>
      <style:paragraph-properties fo:text-align="end" fo:margin-left="0mm"/>
    </style:style>
    <style:style style:name="ce52" style:family="table-cell" style:parent-style-name="Default">
      <style:table-cell-properties fo:border-bottom="0.06pt solid #000000" fo:background-color="#feea97" style:text-align-source="fix" style:repeat-content="false" fo:border-left="none" fo:border-right="none" fo:border-top="none"/>
      <style:paragraph-properties fo:text-align="end" fo:margin-left="0mm"/>
    </style:style>
    <style:style style:name="ce53" style:family="table-cell" style:parent-style-name="Default">
      <style:table-cell-properties fo:background-color="#ffb5b5" style:text-align-source="fix" style:repeat-content="false"/>
      <style:paragraph-properties fo:text-align="end" fo:margin-left="0m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4">
      <style:table-cell-properties fo:background-color="#333333"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6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8"/>
        <table:table-column table:style-name="co5" table:default-cell-style-name="ce18"/>
        <table:table-column table:style-name="co3" table:default-cell-style-name="ce3"/>
        <table:table-column table:style-name="co6" table:default-cell-style-name="ce3"/>
        <table:table-column table:style-name="co3" table:number-columns-repeated="3" table:default-cell-style-name="ce27"/>
        <table:table-column table:style-name="co7" table:default-cell-style-name="ce3"/>
        <table:table-column table:style-name="co3" table:number-columns-repeated="3" table:default-cell-style-name="ce18"/>
        <table:table-column table:style-name="co8" table:default-cell-style-name="ce18"/>
        <table:table-column table:style-name="co9" table:default-cell-style-name="ce62"/>
        <table:table-column table:style-name="co6" table:default-cell-style-name="ce18"/>
        <table:table-column table:style-name="co3" table:number-columns-repeated="999" table:default-cell-style-name="ce3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fMRI contrast pairs</text:p>
          </table:table-cell>
          <table:table-cell table:style-name="ce1" office:value-type="string" calcext:value-type="string">
            <text:p>contrasts </text:p>
          </table:table-cell>
          <table:table-cell table:style-name="ce1" office:value-type="string" calcext:value-type="string">
            <text:p>note</text:p>
          </table:table-cell>
          <table:table-cell table:style-name="ce15" office:value-type="string" calcext:value-type="string">
            <text:p>p(cFWE-corr)</text:p>
          </table:table-cell>
          <table:table-cell table:style-name="ce15" office:value-type="string" calcext:value-type="string">
            <text:p>p(cFDR-corr)</text:p>
          </table:table-cell>
          <table:table-cell table:style-name="ce15" office:value-type="string" calcext:value-type="string">
            <text:p>Cluster Size</text:p>
          </table:table-cell>
          <table:table-cell table:style-name="ce15" office:value-type="string" calcext:value-type="string">
            <text:p>Peak T score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z</text:p>
          </table:table-cell>
          <table:table-cell table:style-name="ce1"/>
          <table:table-cell table:style-name="ce15" office:value-type="string" calcext:value-type="string">
            <text:p>Tal X coor</text:p>
          </table:table-cell>
          <table:table-cell table:style-name="ce15" office:value-type="string" calcext:value-type="string">
            <text:p>Tal Y coor</text:p>
          </table:table-cell>
          <table:table-cell table:style-name="ce15" office:value-type="string" calcext:value-type="string">
            <text:p>Tal Z coor</text:p>
          </table:table-cell>
          <table:table-cell table:style-name="ce44" office:value-type="string" calcext:value-type="string">
            <text:p>Level 3</text:p>
          </table:table-cell>
          <table:table-cell table:style-name="ce54" office:value-type="string" calcext:value-type="string">
            <text:p>Level 5</text:p>
          </table:table-cell>
          <table:table-cell table:style-name="ce44" office:value-type="string" calcext:value-type="string">
            <text:p>Level 2</text:p>
          </table:table-cell>
          <table:table-cell table:style-name="ce1" table:number-columns-repeated="999"/>
          <table:table-cell table:style-name="ce68" table:number-columns-repeated="8"/>
        </table:table-row>
        <table:table-row table:style-name="ro1">
          <table:table-cell table:style-name="ce2" office:value-type="string" calcext:value-type="string">
            <text:p>mixed vs. dominant (BR)</text:p>
          </table:table-cell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25" table:number-columns-repeated="3"/>
          <table:table-cell table:style-name="ce4"/>
          <table:table-cell table:style-name="ce16" table:number-columns-repeated="3"/>
          <table:table-cell table:style-name="ce42"/>
          <table:table-cell table:style-name="ce55"/>
          <table:table-cell table:style-name="ce42"/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Mixed &gt; dominant</text:p>
          </table:table-cell>
          <table:table-cell table:style-name="ce12" office:value-type="string" calcext:value-type="string">
            <text:p>nothing significant</text:p>
          </table:table-cell>
          <table:table-cell table:style-name="ce17" table:number-columns-repeated="2"/>
          <table:table-cell table:style-name="ce12" table:number-columns-repeated="2"/>
          <table:table-cell table:style-name="ce26" table:number-columns-repeated="3"/>
          <table:table-cell table:style-name="ce31"/>
          <table:table-cell table:style-name="ce17" table:number-columns-repeated="3"/>
          <table:table-cell table:style-name="ce45"/>
          <table:table-cell table:style-name="ce56"/>
          <table:table-cell table:style-name="ce64"/>
          <table:table-cell table:number-columns-repeated="1007"/>
        </table:table-row>
        <table:table-row table:style-name="ro1">
          <table:table-cell table:number-columns-repeated="10"/>
          <table:table-cell table:style-name="ce32"/>
          <table:table-cell table:number-columns-repeated="3"/>
          <table:table-cell table:style-name="ce40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Dominant &gt; mixed</text:p>
          </table:table-cell>
          <table:table-cell table:style-name="ce13"/>
          <table:table-cell table:number-columns-repeated="2" table:style-name="ce19" office:value-type="float" office:value="0" calcext:value-type="float">
            <text:p>0.00</text:p>
          </table:table-cell>
          <table:table-cell table:style-name="ce13" office:value-type="float" office:value="157" calcext:value-type="float">
            <text:p>157.00</text:p>
          </table:table-cell>
          <table:table-cell table:style-name="ce13" office:value-type="float" office:value="7.15" calcext:value-type="float">
            <text:p>7.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-11" calcext:value-type="float">
            <text:p>-11</text:p>
          </table:table-cell>
          <table:table-cell table:style-name="ce33"/>
          <table:table-cell table:style-name="ce39" office:value-type="float" office:value="15.79" calcext:value-type="float">
            <text:p>15.79</text:p>
          </table:table-cell>
          <table:table-cell table:style-name="ce39" office:value-type="float" office:value="6.56" calcext:value-type="float">
            <text:p>6.56</text:p>
          </table:table-cell>
          <table:table-cell table:style-name="ce39" office:value-type="float" office:value="-4.74" calcext:value-type="float">
            <text:p>-4.74</text:p>
          </table:table-cell>
          <table:table-cell table:style-name="ce39" office:value-type="string" calcext:value-type="string">
            <text:p>Lentiform Nucleus</text:p>
          </table:table-cell>
          <table:table-cell table:style-name="ce58" office:value-type="string" calcext:value-type="string">
            <text:p>Putamen</text:p>
          </table:table-cell>
          <table:table-cell table:style-name="ce65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39" calcext:value-type="float">
            <text:p>5.39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40" office:value-type="float" office:value="1.66" calcext:value-type="float">
            <text:p>1.66</text:p>
          </table:table-cell>
          <table:table-cell table:style-name="ce40" office:value-type="float" office:value="-8.91" calcext:value-type="float">
            <text:p>-8.91</text:p>
          </table:table-cell>
          <table:table-cell table:style-name="ce40" office:value-type="float" office:value="9.77" calcext:value-type="float">
            <text:p>9.77</text:p>
          </table:table-cell>
          <table:table-cell table:style-name="ce40" office:value-type="string" calcext:value-type="string">
            <text:p>Thalamus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11" calcext:value-type="float">
            <text:p>5.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4"/>
          <table:table-cell table:style-name="ce40" office:value-type="float" office:value="7.34" calcext:value-type="float">
            <text:p>7.34</text:p>
          </table:table-cell>
          <table:table-cell table:style-name="ce40" office:value-type="float" office:value="13.94" calcext:value-type="float">
            <text:p>13.94</text:p>
          </table:table-cell>
          <table:table-cell table:style-name="ce40" office:value-type="float" office:value="6.62" calcext:value-type="float">
            <text:p>6.62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Body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93" calcext:value-type="float">
            <text:p>93.00</text:p>
          </table:table-cell>
          <table:table-cell office:value-type="float" office:value="5.64" calcext:value-type="float">
            <text:p>5.64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style-name="ce34"/>
          <table:table-cell table:style-name="ce40" office:value-type="float" office:value="-14.79" calcext:value-type="float">
            <text:p>-14.79</text:p>
          </table:table-cell>
          <table:table-cell table:style-name="ce40" office:value-type="float" office:value="6.45" calcext:value-type="float">
            <text:p>6.45</text:p>
          </table:table-cell>
          <table:table-cell table:style-name="ce40" office:value-type="float" office:value="-2.57" calcext:value-type="float">
            <text:p>-2.57</text:p>
          </table:table-cell>
          <table:table-cell table:style-name="ce40" office:value-type="string" calcext:value-type="string">
            <text:p>Lentiform Nucleus</text:p>
          </table:table-cell>
          <table:table-cell table:style-name="ce59" office:value-type="string" calcext:value-type="string">
            <text:p>Lateral Globus Pallidus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04" calcext:value-type="float">
            <text:p>5.04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table:style-name="ce34"/>
          <table:table-cell table:style-name="ce40" office:value-type="float" office:value="-9.25" calcext:value-type="float">
            <text:p>-9.25</text:p>
          </table:table-cell>
          <table:table-cell table:style-name="ce40" office:value-type="float" office:value="14.55" calcext:value-type="float">
            <text:p>14.55</text:p>
          </table:table-cell>
          <table:table-cell table:style-name="ce40" office:value-type="float" office:value="0.99" calcext:value-type="float">
            <text:p>0.99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Head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8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4.78" calcext:value-type="float">
            <text:p>4.78</text:p>
          </table:table-cell>
          <table:table-cell table:style-name="ce29" office:value-type="float" office:value="-18" calcext:value-type="float">
            <text:p>-18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-5" calcext:value-type="float">
            <text:p>-5</text:p>
          </table:table-cell>
          <table:table-cell table:style-name="ce35"/>
          <table:table-cell table:style-name="ce41" office:value-type="float" office:value="-17.56" calcext:value-type="float">
            <text:p>-17.56</text:p>
          </table:table-cell>
          <table:table-cell table:style-name="ce41" office:value-type="float" office:value="22.98" calcext:value-type="float">
            <text:p>22.98</text:p>
          </table:table-cell>
          <table:table-cell table:style-name="ce41" office:value-type="float" office:value="1.65" calcext:value-type="float">
            <text:p>1.65</text:p>
          </table:table-cell>
          <table:table-cell table:style-name="ce41" office:value-type="string" calcext:value-type="string">
            <text:p>Caudate</text:p>
          </table:table-cell>
          <table:table-cell table:style-name="ce60" office:value-type="string" calcext:value-type="string">
            <text:p>Caudate Head</text:p>
          </table:table-cell>
          <table:table-cell table:style-name="ce67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40" table:number-columns-repeated="4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 table:style-name="ce2" office:value-type="string" calcext:value-type="string">
            <text:p>Mixed vs. dominant (RPL)</text:p>
          </table:table-cell>
          <table:table-cell table:style-name="ce4" table:number-columns-repeated="2"/>
          <table:table-cell table:style-name="ce16" table:number-columns-repeated="2"/>
          <table:table-cell table:style-name="ce4" table:number-columns-repeated="2"/>
          <table:table-cell table:style-name="ce25" table:number-columns-repeated="3"/>
          <table:table-cell table:style-name="ce4"/>
          <table:table-cell table:style-name="ce42" table:number-columns-repeated="4"/>
          <table:table-cell table:style-name="ce55"/>
          <table:table-cell table:style-name="ce42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Mixed &gt; dominant</text:p>
          </table:table-cell>
          <table:table-cell table:style-name="ce13"/>
          <table:table-cell table:number-columns-repeated="2" table:style-name="ce19" office:value-type="float" office:value="0" calcext:value-type="float">
            <text:p>0.00</text:p>
          </table:table-cell>
          <table:table-cell table:style-name="ce13" office:value-type="float" office:value="141" calcext:value-type="float">
            <text:p>141.00</text:p>
          </table:table-cell>
          <table:table-cell table:style-name="ce13" office:value-type="float" office:value="8.96" calcext:value-type="float">
            <text:p>8.96</text:p>
          </table:table-cell>
          <table:table-cell table:style-name="ce28" office:value-type="float" office:value="-54" calcext:value-type="float">
            <text:p>-5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" calcext:value-type="float">
            <text:p>1</text:p>
          </table:table-cell>
          <table:table-cell table:style-name="ce33"/>
          <table:table-cell table:style-name="ce39" office:value-type="float" office:value="-50.93" calcext:value-type="float">
            <text:p>-50.93</text:p>
          </table:table-cell>
          <table:table-cell table:style-name="ce39" office:value-type="float" office:value="28.22" calcext:value-type="float">
            <text:p>28.22</text:p>
          </table:table-cell>
          <table:table-cell table:style-name="ce39" office:value-type="float" office:value="6.99" calcext:value-type="float">
            <text:p>6.99</text:p>
          </table:table-cell>
          <table:table-cell table:style-name="ce39" office:value-type="string" calcext:value-type="string">
            <text:p>Inferior Frontal Gyrus</text:p>
          </table:table-cell>
          <table:table-cell table:style-name="ce58" office:value-type="string" calcext:value-type="string">
            <text:p>BA 45</text:p>
          </table:table-cell>
          <table:table-cell table:style-name="ce65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7.09" calcext:value-type="float">
            <text:p>7.09</text:p>
          </table:table-cell>
          <table:table-cell office:value-type="float" office:value="-39" calcext:value-type="float">
            <text:p>-39</text:p>
          </table:table-cell>
          <table:table-cell office:value-type="float" office:value="35" calcext:value-type="float">
            <text:p>35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-36.86" calcext:value-type="float">
            <text:p>-36.86</text:p>
          </table:table-cell>
          <table:table-cell table:style-name="ce40" office:value-type="float" office:value="32.25" calcext:value-type="float">
            <text:p>32.25</text:p>
          </table:table-cell>
          <table:table-cell table:style-name="ce40" office:value-type="float" office:value="-5.9" calcext:value-type="float">
            <text:p>-5.9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46" calcext:value-type="float">
            <text:p>6.46</text:p>
          </table:table-cell>
          <table:table-cell office:value-type="float" office:value="-30" calcext:value-type="float">
            <text:p>-30</text:p>
          </table:table-cell>
          <table:table-cell office:value-type="float" office:value="29" calcext:value-type="float">
            <text:p>29</text:p>
          </table:table-cell>
          <table:table-cell office:value-type="float" office:value="-17" calcext:value-type="float">
            <text:p>-17</text:p>
          </table:table-cell>
          <table:table-cell table:style-name="ce34"/>
          <table:table-cell table:style-name="ce40" office:value-type="float" office:value="-28.51" calcext:value-type="float">
            <text:p>-28.51</text:p>
          </table:table-cell>
          <table:table-cell table:style-name="ce40" office:value-type="float" office:value="26.87" calcext:value-type="float">
            <text:p>26.87</text:p>
          </table:table-cell>
          <table:table-cell table:style-name="ce40" office:value-type="float" office:value="-8.97" calcext:value-type="float">
            <text:p>-8.97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727" calcext:value-type="float">
            <text:p>727.00</text:p>
          </table:table-cell>
          <table:table-cell office:value-type="float" office:value="7.7" calcext:value-type="float">
            <text:p>7.7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-17" calcext:value-type="float">
            <text:p>-17</text:p>
          </table:table-cell>
          <table:table-cell table:style-name="ce34"/>
          <table:table-cell table:style-name="ce40" office:value-type="float" office:value="-0.76" calcext:value-type="float">
            <text:p>-0.76</text:p>
          </table:table-cell>
          <table:table-cell table:style-name="ce40" office:value-type="float" office:value="23.94" calcext:value-type="float">
            <text:p>23.94</text:p>
          </table:table-cell>
          <table:table-cell table:style-name="ce40" office:value-type="float" office:value="-8.78" calcext:value-type="float">
            <text:p>-8.78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7.01" calcext:value-type="float">
            <text:p>7.01</text:p>
          </table:table-cell>
          <table:table-cell office:value-type="float" office:value="-15" calcext:value-type="float">
            <text:p>-15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style-name="ce34"/>
          <table:table-cell table:style-name="ce40" office:value-type="float" office:value="-15.06" calcext:value-type="float">
            <text:p>-15.06</text:p>
          </table:table-cell>
          <table:table-cell table:style-name="ce40" office:value-type="float" office:value="51.09" calcext:value-type="float">
            <text:p>51.09</text:p>
          </table:table-cell>
          <table:table-cell table:style-name="ce40" office:value-type="float" office:value="31.38" calcext:value-type="float">
            <text:p>31.38</text:p>
          </table:table-cell>
          <table:table-cell table:style-name="ce40" office:value-type="string" calcext:value-type="string">
            <text:p>Superior Frontal Gyrus</text:p>
          </table:table-cell>
          <table:table-cell table:style-name="ce57" office:value-type="string" calcext:value-type="string">
            <text:p>BA 9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95" calcext:value-type="float">
            <text:p>6.95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table:style-name="ce34"/>
          <table:table-cell table:style-name="ce40" office:value-type="float" office:value="-9.12" calcext:value-type="float">
            <text:p>-9.12</text:p>
          </table:table-cell>
          <table:table-cell table:style-name="ce40" office:value-type="float" office:value="37.43" calcext:value-type="float">
            <text:p>37.43</text:p>
          </table:table-cell>
          <table:table-cell table:style-name="ce40" office:value-type="float" office:value="-2.24" calcext:value-type="float">
            <text:p>-2.24</text:p>
          </table:table-cell>
          <table:table-cell table:style-name="ce47" office:value-type="string" calcext:value-type="string">
            <text:p>Anterior Cingulate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359" calcext:value-type="float">
            <text:p>359.00</text:p>
          </table:table-cell>
          <table:table-cell office:value-type="float" office:value="7.7" calcext:value-type="float">
            <text:p>7.70</text:p>
          </table:table-cell>
          <table:table-cell office:value-type="float" office:value="39" calcext:value-type="float">
            <text:p>39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  <table:table-cell table:style-name="ce34"/>
          <table:table-cell table:style-name="ce40" office:value-type="float" office:value="34.6" calcext:value-type="float">
            <text:p>34.6</text:p>
          </table:table-cell>
          <table:table-cell table:style-name="ce40" office:value-type="float" office:value="-17.29" calcext:value-type="float">
            <text:p>-17.29</text:p>
          </table:table-cell>
          <table:table-cell table:style-name="ce40" office:value-type="float" office:value="36.56" calcext:value-type="float">
            <text:p>36.56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4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84" calcext:value-type="float">
            <text:p>6.84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style-name="ce34"/>
          <table:table-cell table:style-name="ce40" office:value-type="float" office:value="54.48" calcext:value-type="float">
            <text:p>54.48</text:p>
          </table:table-cell>
          <table:table-cell table:style-name="ce40" office:value-type="float" office:value="-5.87" calcext:value-type="float">
            <text:p>-5.87</text:p>
          </table:table-cell>
          <table:table-cell table:style-name="ce40" office:value-type="float" office:value="5.54" calcext:value-type="float">
            <text:p>5.54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22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91" calcext:value-type="float">
            <text:p>5.91</text:p>
          </table:table-cell>
          <table:table-cell office:value-type="float" office:value="54" calcext:value-type="float">
            <text:p>54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table:style-name="ce34"/>
          <table:table-cell table:style-name="ce40" office:value-type="float" office:value="48.9" calcext:value-type="float">
            <text:p>48.9</text:p>
          </table:table-cell>
          <table:table-cell table:style-name="ce40" office:value-type="float" office:value="-17.02" calcext:value-type="float">
            <text:p>-17.02</text:p>
          </table:table-cell>
          <table:table-cell table:style-name="ce40" office:value-type="float" office:value="4.39" calcext:value-type="float">
            <text:p>4.39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22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408" calcext:value-type="float">
            <text:p>408.00</text:p>
          </table:table-cell>
          <table:table-cell office:value-type="float" office:value="7.09" calcext:value-type="float">
            <text:p>7.09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22" calcext:value-type="float">
            <text:p>22</text:p>
          </table:table-cell>
          <table:table-cell table:style-name="ce34"/>
          <table:table-cell table:style-name="ce40" office:value-type="float" office:value="12.4" calcext:value-type="float">
            <text:p>12.4</text:p>
          </table:table-cell>
          <table:table-cell table:style-name="ce40" office:value-type="float" office:value="-82.94" calcext:value-type="float">
            <text:p>-82.94</text:p>
          </table:table-cell>
          <table:table-cell table:style-name="ce40" office:value-type="float" office:value="16.45" calcext:value-type="float">
            <text:p>16.45</text:p>
          </table:table-cell>
          <table:table-cell table:style-name="ce48" office:value-type="string" calcext:value-type="string">
            <text:p>Cune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9" calcext:value-type="float">
            <text:p>6.90</text:p>
          </table:table-cell>
          <table:table-cell office:value-type="float" office:value="-6" calcext:value-type="float">
            <text:p>-6</text:p>
          </table:table-cell>
          <table:table-cell office:value-type="float" office:value="-85" calcext:value-type="float">
            <text:p>-85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-7" calcext:value-type="float">
            <text:p>-7</text:p>
          </table:table-cell>
          <table:table-cell table:style-name="ce40" office:value-type="float" office:value="-82.58" calcext:value-type="float">
            <text:p>-82.58</text:p>
          </table:table-cell>
          <table:table-cell table:style-name="ce40" office:value-type="float" office:value="13.45" calcext:value-type="float">
            <text:p>13.45</text:p>
          </table:table-cell>
          <table:table-cell table:style-name="ce48" office:value-type="string" calcext:value-type="string">
            <text:p>Cuneus</text:p>
          </table:table-cell>
          <table:table-cell table:style-name="ce57" office:value-type="string" calcext:value-type="string">
            <text:p>BA 17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4" calcext:value-type="float">
            <text:p>6.40</text:p>
          </table:table-cell>
          <table:table-cell office:value-type="float" office:value="-15" calcext:value-type="float">
            <text:p>-15</text:p>
          </table:table-cell>
          <table:table-cell office:value-type="float" office:value="-85" calcext:value-type="float">
            <text:p>-85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-15.33" calcext:value-type="float">
            <text:p>-15.33</text:p>
          </table:table-cell>
          <table:table-cell table:style-name="ce40" office:value-type="float" office:value="-82.54" calcext:value-type="float">
            <text:p>-82.54</text:p>
          </table:table-cell>
          <table:table-cell table:style-name="ce40" office:value-type="float" office:value="13.31" calcext:value-type="float">
            <text:p>13.31</text:p>
          </table:table-cell>
          <table:table-cell table:style-name="ce48" office:value-type="string" calcext:value-type="string">
            <text:p>Cune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78" calcext:value-type="float">
            <text:p>178.00</text:p>
          </table:table-cell>
          <table:table-cell office:value-type="float" office:value="6.82" calcext:value-type="float">
            <text:p>6.82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table:style-name="ce34"/>
          <table:table-cell table:style-name="ce40" office:value-type="float" office:value="-37.62" calcext:value-type="float">
            <text:p>-37.62</text:p>
          </table:table-cell>
          <table:table-cell table:style-name="ce40" office:value-type="float" office:value="-19.97" calcext:value-type="float">
            <text:p>-19.97</text:p>
          </table:table-cell>
          <table:table-cell table:style-name="ce40" office:value-type="float" office:value="37.78" calcext:value-type="float">
            <text:p>37.78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4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68" calcext:value-type="float">
            <text:p>6.68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-40.29" calcext:value-type="float">
            <text:p>-40.29</text:p>
          </table:table-cell>
          <table:table-cell table:style-name="ce40" office:value-type="float" office:value="-19.17" calcext:value-type="float">
            <text:p>-19.17</text:p>
          </table:table-cell>
          <table:table-cell table:style-name="ce40" office:value-type="float" office:value="29.71" calcext:value-type="float">
            <text:p>29.71</text:p>
          </table:table-cell>
          <table:table-cell table:style-name="ce40" office:value-type="string" calcext:value-type="string">
            <text:p>Postcentral Gyrus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26" calcext:value-type="float">
            <text:p>6.26</text:p>
          </table:table-cell>
          <table:table-cell office:value-type="float" office:value="-54" calcext:value-type="float">
            <text:p>-54</text:p>
          </table:table-cell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table:style-name="ce34"/>
          <table:table-cell table:style-name="ce40" office:value-type="float" office:value="-51.3" calcext:value-type="float">
            <text:p>-51.3</text:p>
          </table:table-cell>
          <table:table-cell table:style-name="ce40" office:value-type="float" office:value="-10.21" calcext:value-type="float">
            <text:p>-10.21</text:p>
          </table:table-cell>
          <table:table-cell table:style-name="ce40" office:value-type="float" office:value="24.96" calcext:value-type="float">
            <text:p>24.96</text:p>
          </table:table-cell>
          <table:table-cell table:style-name="ce40" office:value-type="string" calcext:value-type="string">
            <text:p>Postcentral Gyrus</text:p>
          </table:table-cell>
          <table:table-cell table:style-name="ce57" office:value-type="string" calcext:value-type="string">
            <text:p>BA 43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355" calcext:value-type="float">
            <text:p>355.00</text:p>
          </table:table-cell>
          <table:table-cell office:value-type="float" office:value="6.62" calcext:value-type="float">
            <text:p>6.62</text:p>
          </table:table-cell>
          <table:table-cell office:value-type="float" office:value="-48" calcext:value-type="float">
            <text:p>-48</text:p>
          </table:table-cell>
          <table:table-cell office:value-type="float" office:value="-73" calcext:value-type="float">
            <text:p>-73</text:p>
          </table:table-cell>
          <table:table-cell office:value-type="float" office:value="28" calcext:value-type="float">
            <text:p>28</text:p>
          </table:table-cell>
          <table:table-cell table:style-name="ce34"/>
          <table:table-cell table:style-name="ce40" office:value-type="float" office:value="-45.95" calcext:value-type="float">
            <text:p>-45.95</text:p>
          </table:table-cell>
          <table:table-cell table:style-name="ce40" office:value-type="float" office:value="-71.98" calcext:value-type="float">
            <text:p>-71.98</text:p>
          </table:table-cell>
          <table:table-cell table:style-name="ce40" office:value-type="float" office:value="21.9" calcext:value-type="float">
            <text:p>21.9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52" calcext:value-type="float">
            <text:p>6.52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-48.6" calcext:value-type="float">
            <text:p>-48.6</text:p>
          </table:table-cell>
          <table:table-cell table:style-name="ce40" office:value-type="float" office:value="-65.59" calcext:value-type="float">
            <text:p>-65.59</text:p>
          </table:table-cell>
          <table:table-cell table:style-name="ce40" office:value-type="float" office:value="14.36" calcext:value-type="float">
            <text:p>14.36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31" calcext:value-type="float">
            <text:p>6.31</text:p>
          </table:table-cell>
          <table:table-cell office:value-type="float" office:value="-48" calcext:value-type="float">
            <text:p>-48</text:p>
          </table:table-cell>
          <table:table-cell office:value-type="float" office:value="-55" calcext:value-type="float">
            <text:p>-55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-45.94" calcext:value-type="float">
            <text:p>-45.94</text:p>
          </table:table-cell>
          <table:table-cell table:style-name="ce40" office:value-type="float" office:value="-55.47" calcext:value-type="float">
            <text:p>-55.47</text:p>
          </table:table-cell>
          <table:table-cell table:style-name="ce40" office:value-type="float" office:value="26.17" calcext:value-type="float">
            <text:p>26.17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11" calcext:value-type="float">
            <text:p>111.00</text:p>
          </table:table-cell>
          <table:table-cell office:value-type="float" office:value="6.48" calcext:value-type="float">
            <text:p>6.48</text:p>
          </table:table-cell>
          <table:table-cell office:value-type="float" office:value="6" calcext:value-type="float">
            <text:p>6</text:p>
          </table:table-cell>
          <table:table-cell office:value-type="float" office:value="-70" calcext:value-type="float">
            <text:p>-70</text:p>
          </table:table-cell>
          <table:table-cell office:value-type="float" office:value="-5" calcext:value-type="float">
            <text:p>-5</text:p>
          </table:table-cell>
          <table:table-cell table:style-name="ce34"/>
          <table:table-cell table:style-name="ce40" office:value-type="float" office:value="4.42" calcext:value-type="float">
            <text:p>4.42</text:p>
          </table:table-cell>
          <table:table-cell table:style-name="ce40" office:value-type="float" office:value="-66.57" calcext:value-type="float">
            <text:p>-66.57</text:p>
          </table:table-cell>
          <table:table-cell table:style-name="ce40" office:value-type="float" office:value="-6.46" calcext:value-type="float">
            <text:p>-6.46</text:p>
          </table:table-cell>
          <table:table-cell table:style-name="ce40" office:value-type="string" calcext:value-type="string">
            <text:p>Culmen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71" calcext:value-type="float">
            <text:p>5.71</text:p>
          </table:table-cell>
          <table:table-cell office:value-type="float" office:value="9" calcext:value-type="float">
            <text:p>9</text:p>
          </table:table-cell>
          <table:table-cell office:value-type="float" office:value="-58" calcext:value-type="float">
            <text:p>-58</text:p>
          </table:table-cell>
          <table:table-cell office:value-type="float" office:value="-2" calcext:value-type="float">
            <text:p>-2</text:p>
          </table:table-cell>
          <table:table-cell table:style-name="ce34"/>
          <table:table-cell table:style-name="ce40" office:value-type="float" office:value="7.19" calcext:value-type="float">
            <text:p>7.19</text:p>
          </table:table-cell>
          <table:table-cell table:style-name="ce40" office:value-type="float" office:value="-55.67" calcext:value-type="float">
            <text:p>-55.67</text:p>
          </table:table-cell>
          <table:table-cell table:style-name="ce40" office:value-type="float" office:value="-2.68" calcext:value-type="float">
            <text:p>-2.68</text:p>
          </table:table-cell>
          <table:table-cell table:style-name="ce40" office:value-type="string" calcext:value-type="string">
            <text:p>Culmen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47" calcext:value-type="float">
            <text:p>5.47</text:p>
          </table:table-cell>
          <table:table-cell office:value-type="float" office:value="9" calcext:value-type="float">
            <text:p>9</text:p>
          </table:table-cell>
          <table:table-cell office:value-type="float" office:value="-55" calcext:value-type="float">
            <text:p>-55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40" office:value-type="float" office:value="7.09" calcext:value-type="float">
            <text:p>7.09</text:p>
          </table:table-cell>
          <table:table-cell table:style-name="ce40" office:value-type="float" office:value="-53.66" calcext:value-type="float">
            <text:p>-53.66</text:p>
          </table:table-cell>
          <table:table-cell table:style-name="ce40" office:value-type="float" office:value="5.62" calcext:value-type="float">
            <text:p>5.62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0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04" calcext:value-type="float">
            <text:p>104.00</text:p>
          </table:table-cell>
          <table:table-cell office:value-type="float" office:value="6.3" calcext:value-type="float">
            <text:p>6.30</text:p>
          </table:table-cell>
          <table:table-cell office:value-type="float" office:value="-57" calcext:value-type="float">
            <text:p>-57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style-name="ce34"/>
          <table:table-cell table:style-name="ce40" office:value-type="float" office:value="-53.66" calcext:value-type="float">
            <text:p>-53.66</text:p>
          </table:table-cell>
          <table:table-cell table:style-name="ce40" office:value-type="float" office:value="-9.85" calcext:value-type="float">
            <text:p>-9.85</text:p>
          </table:table-cell>
          <table:table-cell table:style-name="ce40" office:value-type="float" office:value="-7.47" calcext:value-type="float">
            <text:p>-7.47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22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45" calcext:value-type="float">
            <text:p>5.45</text:p>
          </table:table-cell>
          <table:table-cell office:value-type="float" office:value="-51" calcext:value-type="float">
            <text:p>-51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table:style-name="ce34"/>
          <table:table-cell table:style-name="ce40" office:value-type="float" office:value="-47.99" calcext:value-type="float">
            <text:p>-47.99</text:p>
          </table:table-cell>
          <table:table-cell table:style-name="ce40" office:value-type="float" office:value="-3.51" calcext:value-type="float">
            <text:p>-3.51</text:p>
          </table:table-cell>
          <table:table-cell table:style-name="ce40" office:value-type="float" office:value="-14.88" calcext:value-type="float">
            <text:p>-14.88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21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33" calcext:value-type="float">
            <text:p>4.33</text:p>
          </table:table-cell>
          <table:table-cell office:value-type="float" office:value="-60" calcext:value-type="float">
            <text:p>-60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40" office:value-type="float" office:value="-56.64" calcext:value-type="float">
            <text:p>-56.64</text:p>
          </table:table-cell>
          <table:table-cell table:style-name="ce40" office:value-type="float" office:value="-19.53" calcext:value-type="float">
            <text:p>-19.53</text:p>
          </table:table-cell>
          <table:table-cell table:style-name="ce40" office:value-type="float" office:value="5.07" calcext:value-type="float">
            <text:p>5.07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41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45" calcext:value-type="float">
            <text:p>145.00</text:p>
          </table:table-cell>
          <table:table-cell office:value-type="float" office:value="6.18" calcext:value-type="float">
            <text:p>6.18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61" calcext:value-type="float">
            <text:p>61</text:p>
          </table:table-cell>
          <table:table-cell table:style-name="ce34"/>
          <table:table-cell table:style-name="ce40" office:value-type="float" office:value="3.76" calcext:value-type="float">
            <text:p>3.76</text:p>
          </table:table-cell>
          <table:table-cell table:style-name="ce40" office:value-type="float" office:value="-27.6" calcext:value-type="float">
            <text:p>-27.6</text:p>
          </table:table-cell>
          <table:table-cell table:style-name="ce40" office:value-type="float" office:value="56.68" calcext:value-type="float">
            <text:p>56.68</text:p>
          </table:table-cell>
          <table:table-cell table:style-name="ce40" office:value-type="string" calcext:value-type="string">
            <text:p>Paracentral Lobule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07" calcext:value-type="float">
            <text:p>5.07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58" calcext:value-type="float">
            <text:p>58</text:p>
          </table:table-cell>
          <table:table-cell table:style-name="ce34"/>
          <table:table-cell table:style-name="ce40" office:value-type="float" office:value="-4.54" calcext:value-type="float">
            <text:p>-4.54</text:p>
          </table:table-cell>
          <table:table-cell table:style-name="ce40" office:value-type="float" office:value="-30.09" calcext:value-type="float">
            <text:p>-30.09</text:p>
          </table:table-cell>
          <table:table-cell table:style-name="ce40" office:value-type="float" office:value="53.6" calcext:value-type="float">
            <text:p>53.6</text:p>
          </table:table-cell>
          <table:table-cell table:style-name="ce40" office:value-type="string" calcext:value-type="string">
            <text:p>Paracentral Lobule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01" calcext:value-type="float">
            <text:p>5.01</text:p>
          </table:table-cell>
          <table:table-cell office:value-type="float" office:value="21" calcext:value-type="float">
            <text:p>21</text:p>
          </table:table-cell>
          <table:table-cell office:value-type="float" office:value="-31" calcext:value-type="float">
            <text:p>-31</text:p>
          </table:table-cell>
          <table:table-cell office:value-type="float" office:value="61" calcext:value-type="float">
            <text:p>61</text:p>
          </table:table-cell>
          <table:table-cell table:style-name="ce34"/>
          <table:table-cell table:style-name="ce40" office:value-type="float" office:value="17.62" calcext:value-type="float">
            <text:p>17.62</text:p>
          </table:table-cell>
          <table:table-cell table:style-name="ce40" office:value-type="float" office:value="-36.06" calcext:value-type="float">
            <text:p>-36.06</text:p>
          </table:table-cell>
          <table:table-cell table:style-name="ce40" office:value-type="float" office:value="56.11" calcext:value-type="float">
            <text:p>56.11</text:p>
          </table:table-cell>
          <table:table-cell table:style-name="ce40" office:value-type="string" calcext:value-type="string">
            <text:p>Paracentral Lobule</text:p>
          </table:table-cell>
          <table:table-cell table:style-name="ce57" office:value-type="string" calcext:value-type="string">
            <text:p>BA 3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71" calcext:value-type="float">
            <text:p>71.00</text:p>
          </table:table-cell>
          <table:table-cell office:value-type="float" office:value="6.12" calcext:value-type="float">
            <text:p>6.12</text:p>
          </table:table-cell>
          <table:table-cell office:value-type="float" office:value="54" calcext:value-type="float">
            <text:p>54</text:p>
          </table:table-cell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table:style-name="ce34"/>
          <table:table-cell table:style-name="ce40" office:value-type="float" office:value="48.47" calcext:value-type="float">
            <text:p>48.47</text:p>
          </table:table-cell>
          <table:table-cell table:style-name="ce40" office:value-type="float" office:value="-64.09" calcext:value-type="float">
            <text:p>-64.09</text:p>
          </table:table-cell>
          <table:table-cell table:style-name="ce40" office:value-type="float" office:value="24.25" calcext:value-type="float">
            <text:p>24.2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04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53" calcext:value-type="float">
            <text:p>53.00</text:p>
          </table:table-cell>
          <table:table-cell office:value-type="float" office:value="5.68" calcext:value-type="float">
            <text:p>5.68</text:p>
          </table:table-cell>
          <table:table-cell office:value-type="float" office:value="-15" calcext:value-type="float">
            <text:p>-15</text:p>
          </table:table-cell>
          <table:table-cell office:value-type="float" office:value="-67" calcext:value-type="float">
            <text:p>-67</text:p>
          </table:table-cell>
          <table:table-cell office:value-type="float" office:value="-8" calcext:value-type="float">
            <text:p>-8</text:p>
          </table:table-cell>
          <table:table-cell table:style-name="ce34"/>
          <table:table-cell table:style-name="ce40" office:value-type="float" office:value="-14.97" calcext:value-type="float">
            <text:p>-14.97</text:p>
          </table:table-cell>
          <table:table-cell table:style-name="ce40" office:value-type="float" office:value="-63.42" calcext:value-type="float">
            <text:p>-63.42</text:p>
          </table:table-cell>
          <table:table-cell table:style-name="ce40" office:value-type="float" office:value="-9.19" calcext:value-type="float">
            <text:p>-9.19</text:p>
          </table:table-cell>
          <table:table-cell table:style-name="ce40" office:value-type="string" calcext:value-type="string">
            <text:p>Culmen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14" calcext:value-type="float">
            <text:p>5.14</text:p>
          </table:table-cell>
          <table:table-cell office:value-type="float" office:value="-9" calcext:value-type="float">
            <text:p>-9</text:p>
          </table:table-cell>
          <table:table-cell office:value-type="float" office:value="-61" calcext:value-type="float">
            <text:p>-61</text:p>
          </table:table-cell>
          <table:table-cell office:value-type="float" office:value="-5" calcext:value-type="float">
            <text:p>-5</text:p>
          </table:table-cell>
          <table:table-cell table:style-name="ce34"/>
          <table:table-cell table:style-name="ce40" office:value-type="float" office:value="-9.44" calcext:value-type="float">
            <text:p>-9.44</text:p>
          </table:table-cell>
          <table:table-cell table:style-name="ce40" office:value-type="float" office:value="-58.12" calcext:value-type="float">
            <text:p>-58.12</text:p>
          </table:table-cell>
          <table:table-cell table:style-name="ce40" office:value-type="float" office:value="-5.89" calcext:value-type="float">
            <text:p>-5.89</text:p>
          </table:table-cell>
          <table:table-cell table:style-name="ce40" office:value-type="string" calcext:value-type="string">
            <text:p>Culmen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/>
          <table:table-cell/>
          <table:table-cell office:value-type="float" office:value="0.031" calcext:value-type="float">
            <text:p>0.03</text:p>
          </table:table-cell>
          <table:table-cell office:value-type="float" office:value="0.008" calcext:value-type="float">
            <text:p>0.01</text:p>
          </table:table-cell>
          <table:table-cell office:value-type="float" office:value="34" calcext:value-type="float">
            <text:p>34.00</text:p>
          </table:table-cell>
          <table:table-cell office:value-type="float" office:value="5.37" calcext:value-type="float">
            <text:p>5.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4"/>
          <table:table-cell table:style-name="ce40" office:value-type="float" office:value="15.5" calcext:value-type="float">
            <text:p>15.5</text:p>
          </table:table-cell>
          <table:table-cell table:style-name="ce40" office:value-type="float" office:value="18.18" calcext:value-type="float">
            <text:p>18.18</text:p>
          </table:table-cell>
          <table:table-cell table:style-name="ce40" office:value-type="float" office:value="20.68" calcext:value-type="float">
            <text:p>20.68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Body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4.08" calcext:value-type="float">
            <text:p>4.08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6" calcext:value-type="float">
            <text:p>16</text:p>
          </table:table-cell>
          <table:table-cell table:style-name="ce35"/>
          <table:table-cell table:style-name="ce41" office:value-type="float" office:value="15.52" calcext:value-type="float">
            <text:p>15.52</text:p>
          </table:table-cell>
          <table:table-cell table:style-name="ce41" office:value-type="float" office:value="26.56" calcext:value-type="float">
            <text:p>26.56</text:p>
          </table:table-cell>
          <table:table-cell table:style-name="ce41" office:value-type="float" office:value="21.47" calcext:value-type="float">
            <text:p>21.47</text:p>
          </table:table-cell>
          <table:table-cell table:style-name="ce49" office:value-type="string" calcext:value-type="string">
            <text:p>Anterior Cingulate</text:p>
          </table:table-cell>
          <table:table-cell table:style-name="ce60" office:value-type="string" calcext:value-type="string">
            <text:p>BA 32</text:p>
          </table:table-cell>
          <table:table-cell table:style-name="ce67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40" table:number-columns-repeated="4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Dominant &gt; mixed</text:p>
          </table:table-cell>
          <table:table-cell table:style-name="ce13"/>
          <table:table-cell table:number-columns-repeated="2" table:style-name="ce19" office:value-type="float" office:value="0" calcext:value-type="float">
            <text:p>0.00</text:p>
          </table:table-cell>
          <table:table-cell table:style-name="ce13" office:value-type="float" office:value="202" calcext:value-type="float">
            <text:p>202.00</text:p>
          </table:table-cell>
          <table:table-cell table:style-name="ce13" office:value-type="float" office:value="6.97" calcext:value-type="float">
            <text:p>6.97</text:p>
          </table:table-cell>
          <table:table-cell table:style-name="ce28" office:value-type="float" office:value="-36" calcext:value-type="float">
            <text:p>-36</text:p>
          </table:table-cell>
          <table:table-cell table:style-name="ce28" office:value-type="float" office:value="-46" calcext:value-type="float">
            <text:p>-46</text:p>
          </table:table-cell>
          <table:table-cell table:style-name="ce28" office:value-type="float" office:value="40" calcext:value-type="float">
            <text:p>40</text:p>
          </table:table-cell>
          <table:table-cell table:style-name="ce33"/>
          <table:table-cell table:style-name="ce39" office:value-type="float" office:value="-34.92" calcext:value-type="float">
            <text:p>-34.92</text:p>
          </table:table-cell>
          <table:table-cell table:style-name="ce39" office:value-type="float" office:value="-47.93" calcext:value-type="float">
            <text:p>-47.93</text:p>
          </table:table-cell>
          <table:table-cell table:style-name="ce39" office:value-type="float" office:value="35.18" calcext:value-type="float">
            <text:p>35.18</text:p>
          </table:table-cell>
          <table:table-cell table:style-name="ce50" office:value-type="string" calcext:value-type="string">
            <text:p>Inferior Parietal Lobule</text:p>
          </table:table-cell>
          <table:table-cell table:style-name="ce58" office:value-type="string" calcext:value-type="string">
            <text:p>BA 40</text:p>
          </table:table-cell>
          <table:table-cell table:style-name="ce65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44" calcext:value-type="float">
            <text:p>6.44</text:p>
          </table:table-cell>
          <table:table-cell office:value-type="float" office:value="-30" calcext:value-type="float">
            <text:p>-30</text:p>
          </table:table-cell>
          <table:table-cell office:value-type="float" office:value="-55" calcext:value-type="float">
            <text:p>-55</text:p>
          </table:table-cell>
          <table:table-cell office:value-type="float" office:value="46" calcext:value-type="float">
            <text:p>46</text:p>
          </table:table-cell>
          <table:table-cell table:style-name="ce34"/>
          <table:table-cell table:style-name="ce40" office:value-type="float" office:value="-29.46" calcext:value-type="float">
            <text:p>-29.46</text:p>
          </table:table-cell>
          <table:table-cell table:style-name="ce40" office:value-type="float" office:value="-56.87" calcext:value-type="float">
            <text:p>-56.87</text:p>
          </table:table-cell>
          <table:table-cell table:style-name="ce40" office:value-type="float" office:value="39.83" calcext:value-type="float">
            <text:p>39.83</text:p>
          </table:table-cell>
          <table:table-cell table:style-name="ce46" office:value-type="string" calcext:value-type="string">
            <text:p>Angular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35" calcext:value-type="float">
            <text:p>4.35</text:p>
          </table:table-cell>
          <table:table-cell office:value-type="float" office:value="-45" calcext:value-type="float">
            <text:p>-45</text:p>
          </table:table-cell>
          <table:table-cell office:value-type="float" office:value="-31" calcext:value-type="float">
            <text:p>-31</text:p>
          </table:table-cell>
          <table:table-cell office:value-type="float" office:value="43" calcext:value-type="float">
            <text:p>43</text:p>
          </table:table-cell>
          <table:table-cell table:style-name="ce34"/>
          <table:table-cell table:style-name="ce40" office:value-type="float" office:value="-43.25" calcext:value-type="float">
            <text:p>-43.25</text:p>
          </table:table-cell>
          <table:table-cell table:style-name="ce40" office:value-type="float" office:value="-34.18" calcext:value-type="float">
            <text:p>-34.18</text:p>
          </table:table-cell>
          <table:table-cell table:style-name="ce40" office:value-type="float" office:value="39.04" calcext:value-type="float">
            <text:p>39.04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93" calcext:value-type="float">
            <text:p>93.00</text:p>
          </table:table-cell>
          <table:table-cell office:value-type="float" office:value="6.34" calcext:value-type="float">
            <text:p>6.34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style-name="ce34"/>
          <table:table-cell table:style-name="ce40" office:value-type="float" office:value="-31.64" calcext:value-type="float">
            <text:p>-31.64</text:p>
          </table:table-cell>
          <table:table-cell table:style-name="ce40" office:value-type="float" office:value="13.36" calcext:value-type="float">
            <text:p>13.36</text:p>
          </table:table-cell>
          <table:table-cell table:style-name="ce40" office:value-type="float" office:value="14.02" calcext:value-type="float">
            <text:p>14.02</text:p>
          </table:table-cell>
          <table:table-cell table:style-name="ce40" office:value-type="string" calcext:value-type="string">
            <text:p>Insula</text:p>
          </table:table-cell>
          <table:table-cell table:style-name="ce57" office:value-type="string" calcext:value-type="string">
            <text:p>BA 13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18" calcext:value-type="float">
            <text:p>4.18</text:p>
          </table:table-cell>
          <table:table-cell office:value-type="float" office:value="-45" calcext:value-type="float">
            <text:p>-45</text:p>
          </table:table-cell>
          <table:table-cell office:value-type="float" office:value="17" calcext:value-type="float">
            <text:p>17</text:p>
          </table:table-cell>
          <table:table-cell office:value-type="float" office:value="-5" calcext:value-type="float">
            <text:p>-5</text:p>
          </table:table-cell>
          <table:table-cell table:style-name="ce34"/>
          <table:table-cell table:style-name="ce40" office:value-type="float" office:value="-42.56" calcext:value-type="float">
            <text:p>-42.56</text:p>
          </table:table-cell>
          <table:table-cell table:style-name="ce40" office:value-type="float" office:value="14.72" calcext:value-type="float">
            <text:p>14.72</text:p>
          </table:table-cell>
          <table:table-cell table:style-name="ce40" office:value-type="float" office:value="0.45" calcext:value-type="float">
            <text:p>0.45</text:p>
          </table:table-cell>
          <table:table-cell table:style-name="ce40" office:value-type="string" calcext:value-type="string">
            <text:p>Insula</text:p>
          </table:table-cell>
          <table:table-cell table:style-name="ce57" office:value-type="string" calcext:value-type="string">
            <text:p>BA 13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09" calcext:value-type="float">
            <text:p>0.01</text:p>
          </table:table-cell>
          <table:table-cell office:value-type="float" office:value="0.003" calcext:value-type="float">
            <text:p>0.00</text:p>
          </table:table-cell>
          <table:table-cell office:value-type="float" office:value="45" calcext:value-type="float">
            <text:p>45.00</text:p>
          </table:table-cell>
          <table:table-cell office:value-type="float" office:value="5.97" calcext:value-type="float">
            <text:p>5.97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54.04" calcext:value-type="float">
            <text:p>54.04</text:p>
          </table:table-cell>
          <table:table-cell table:style-name="ce40" office:value-type="float" office:value="-42.02" calcext:value-type="float">
            <text:p>-42.02</text:p>
          </table:table-cell>
          <table:table-cell table:style-name="ce40" office:value-type="float" office:value="29.14" calcext:value-type="float">
            <text:p>29.14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31" calcext:value-type="float">
            <text:p>131.00</text:p>
          </table:table-cell>
          <table:table-cell office:value-type="float" office:value="5.37" calcext:value-type="float">
            <text:p>5.37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4"/>
          <table:table-cell table:style-name="ce40" office:value-type="float" office:value="26.67" calcext:value-type="float">
            <text:p>26.67</text:p>
          </table:table-cell>
          <table:table-cell table:style-name="ce40" office:value-type="float" office:value="15.85" calcext:value-type="float">
            <text:p>15.85</text:p>
          </table:table-cell>
          <table:table-cell table:style-name="ce40" office:value-type="float" office:value="15.24" calcext:value-type="float">
            <text:p>15.24</text:p>
          </table:table-cell>
          <table:table-cell table:style-name="ce40" office:value-type="string" calcext:value-type="string">
            <text:p>Claustrum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/>
          <table:table-cell table:number-columns-repeated="4"/>
          <table:table-cell office:value-type="float" office:value="5.14" calcext:value-type="float">
            <text:p>5.1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table:style-name="ce34"/>
          <table:table-cell table:style-name="ce40" office:value-type="float" office:value="29.63" calcext:value-type="float">
            <text:p>29.63</text:p>
          </table:table-cell>
          <table:table-cell table:style-name="ce40" office:value-type="float" office:value="19.94" calcext:value-type="float">
            <text:p>19.94</text:p>
          </table:table-cell>
          <table:table-cell table:style-name="ce40" office:value-type="float" office:value="2.16" calcext:value-type="float">
            <text:p>2.16</text:p>
          </table:table-cell>
          <table:table-cell table:style-name="ce40" office:value-type="string" calcext:value-type="string">
            <text:p>Claustrum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5" calcext:value-type="float">
            <text:p>5.0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40" office:value-type="float" office:value="35.04" calcext:value-type="float">
            <text:p>35.04</text:p>
          </table:table-cell>
          <table:table-cell table:style-name="ce40" office:value-type="float" office:value="16.07" calcext:value-type="float">
            <text:p>16.07</text:p>
          </table:table-cell>
          <table:table-cell table:style-name="ce40" office:value-type="float" office:value="12.7" calcext:value-type="float">
            <text:p>12.7</text:p>
          </table:table-cell>
          <table:table-cell table:style-name="ce40" office:value-type="string" calcext:value-type="string">
            <text:p>Insula</text:p>
          </table:table-cell>
          <table:table-cell table:style-name="ce57" office:value-type="string" calcext:value-type="string">
            <text:p>BA 13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04" calcext:value-type="float">
            <text:p>0.00</text:p>
          </table:table-cell>
          <table:table-cell office:value-type="float" office:value="0.002" calcext:value-type="float">
            <text:p>0.00</text:p>
          </table:table-cell>
          <table:table-cell office:value-type="float" office:value="52" calcext:value-type="float">
            <text:p>52.00</text:p>
          </table:table-cell>
          <table:table-cell office:value-type="float" office:value="5.31" calcext:value-type="float">
            <text:p>5.31</text:p>
          </table:table-cell>
          <table:table-cell office:value-type="float" office:value="54" calcext:value-type="float">
            <text:p>54</text:p>
          </table:table-cell>
          <table:table-cell office:value-type="float" office:value="-31" calcext:value-type="float">
            <text:p>-31</text:p>
          </table:table-cell>
          <table:table-cell office:value-type="float" office:value="49" calcext:value-type="float">
            <text:p>49</text:p>
          </table:table-cell>
          <table:table-cell table:style-name="ce34"/>
          <table:table-cell table:style-name="ce40" office:value-type="float" office:value="48.3" calcext:value-type="float">
            <text:p>48.3</text:p>
          </table:table-cell>
          <table:table-cell table:style-name="ce40" office:value-type="float" office:value="-35.17" calcext:value-type="float">
            <text:p>-35.17</text:p>
          </table:table-cell>
          <table:table-cell table:style-name="ce40" office:value-type="float" office:value="45.9" calcext:value-type="float">
            <text:p>45.9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07" calcext:value-type="float">
            <text:p>0.01</text:p>
          </table:table-cell>
          <table:table-cell office:value-type="float" office:value="0.003" calcext:value-type="float">
            <text:p>0.00</text:p>
          </table:table-cell>
          <table:table-cell office:value-type="float" office:value="47" calcext:value-type="float">
            <text:p>47.00</text:p>
          </table:table-cell>
          <table:table-cell office:value-type="float" office:value="5" calcext:value-type="float">
            <text:p>5.00</text:p>
          </table:table-cell>
          <table:table-cell office:value-type="float" office:value="-48" calcext:value-type="float">
            <text:p>-4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style-name="ce34"/>
          <table:table-cell table:style-name="ce40" office:value-type="float" office:value="-45.86" calcext:value-type="float">
            <text:p>-45.86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36.82" calcext:value-type="float">
            <text:p>36.82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3.85" calcext:value-type="float">
            <text:p>3.85</text:p>
          </table:table-cell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-51.34" calcext:value-type="float">
            <text:p>-51.34</text:p>
          </table:table-cell>
          <table:table-cell table:style-name="ce40" office:value-type="float" office:value="3.25" calcext:value-type="float">
            <text:p>3.25</text:p>
          </table:table-cell>
          <table:table-cell table:style-name="ce40" office:value-type="float" office:value="31.64" calcext:value-type="float">
            <text:p>31.64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50" calcext:value-type="float">
            <text:p>150.00</text:p>
          </table:table-cell>
          <table:table-cell office:value-type="float" office:value="4.92" calcext:value-type="float">
            <text:p>4.92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style-name="ce34"/>
          <table:table-cell table:style-name="ce40" office:value-type="float" office:value="-4.38" calcext:value-type="float">
            <text:p>-4.38</text:p>
          </table:table-cell>
          <table:table-cell table:style-name="ce40" office:value-type="float" office:value="3.97" calcext:value-type="float">
            <text:p>3.97</text:p>
          </table:table-cell>
          <table:table-cell table:style-name="ce40" office:value-type="float" office:value="51.42" calcext:value-type="float">
            <text:p>51.42</text:p>
          </table:table-cell>
          <table:table-cell table:style-name="ce40" office:value-type="string" calcext:value-type="string">
            <text:p>Medial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82" calcext:value-type="float">
            <text:p>4.82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34"/>
          <table:table-cell table:style-name="ce40" office:value-type="float" office:value="-12.49" calcext:value-type="float">
            <text:p>-12.49</text:p>
          </table:table-cell>
          <table:table-cell table:style-name="ce40" office:value-type="float" office:value="11.17" calcext:value-type="float">
            <text:p>11.17</text:p>
          </table:table-cell>
          <table:table-cell table:style-name="ce40" office:value-type="float" office:value="35.75" calcext:value-type="float">
            <text:p>35.75</text:p>
          </table:table-cell>
          <table:table-cell table:style-name="ce51" office:value-type="string" calcext:value-type="string">
            <text:p>Cingulate Gyrus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82" calcext:value-type="float">
            <text:p>4.8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1.44" calcext:value-type="float">
            <text:p>1.44</text:p>
          </table:table-cell>
          <table:table-cell table:style-name="ce40" office:value-type="float" office:value="16.95" calcext:value-type="float">
            <text:p>16.95</text:p>
          </table:table-cell>
          <table:table-cell table:style-name="ce40" office:value-type="float" office:value="33.83" calcext:value-type="float">
            <text:p>33.83</text:p>
          </table:table-cell>
          <table:table-cell table:style-name="ce51" office:value-type="string" calcext:value-type="string">
            <text:p>Cingulate Gyrus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4" calcext:value-type="float">
            <text:p>0.04</text:p>
          </table:table-cell>
          <table:table-cell office:value-type="float" office:value="0.012" calcext:value-type="float">
            <text:p>0.01</text:p>
          </table:table-cell>
          <table:table-cell office:value-type="float" office:value="32" calcext:value-type="float">
            <text:p>32.00</text:p>
          </table:table-cell>
          <table:table-cell office:value-type="float" office:value="4.79" calcext:value-type="float">
            <text:p>4.7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40.28" calcext:value-type="float">
            <text:p>40.28</text:p>
          </table:table-cell>
          <table:table-cell table:style-name="ce40" office:value-type="float" office:value="2.77" calcext:value-type="float">
            <text:p>2.77</text:p>
          </table:table-cell>
          <table:table-cell table:style-name="ce40" office:value-type="float" office:value="33.15" calcext:value-type="float">
            <text:p>33.15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68" calcext:value-type="float">
            <text:p>68.00</text:p>
          </table:table-cell>
          <table:table-cell office:value-type="float" office:value="4.52" calcext:value-type="float">
            <text:p>4.52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49" calcext:value-type="float">
            <text:p>49</text:p>
          </table:table-cell>
          <table:table-cell table:style-name="ce34"/>
          <table:table-cell table:style-name="ce40" office:value-type="float" office:value="-26.59" calcext:value-type="float">
            <text:p>-26.59</text:p>
          </table:table-cell>
          <table:table-cell table:style-name="ce40" office:value-type="float" office:value="-9.63" calcext:value-type="float">
            <text:p>-9.63</text:p>
          </table:table-cell>
          <table:table-cell table:style-name="ce40" office:value-type="float" office:value="47.06" calcext:value-type="float">
            <text:p>47.06</text:p>
          </table:table-cell>
          <table:table-cell table:style-name="ce40" office:value-type="string" calcext:value-type="string">
            <text:p>Middle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9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4.17" calcext:value-type="float">
            <text:p>4.17</text:p>
          </table:table-cell>
          <table:table-cell table:style-name="ce29" office:value-type="float" office:value="-33" calcext:value-type="float">
            <text:p>-33</text:p>
          </table:table-cell>
          <table:table-cell table:style-name="ce29" office:value-type="float" office:value="-1" calcext:value-type="float">
            <text:p>-1</text:p>
          </table:table-cell>
          <table:table-cell table:style-name="ce29" office:value-type="float" office:value="64" calcext:value-type="float">
            <text:p>64</text:p>
          </table:table-cell>
          <table:table-cell table:style-name="ce35"/>
          <table:table-cell table:style-name="ce41" office:value-type="float" office:value="-32.32" calcext:value-type="float">
            <text:p>-32.32</text:p>
          </table:table-cell>
          <table:table-cell table:style-name="ce41" office:value-type="float" office:value="-8.11" calcext:value-type="float">
            <text:p>-8.11</text:p>
          </table:table-cell>
          <table:table-cell table:style-name="ce41" office:value-type="float" office:value="60.62" calcext:value-type="float">
            <text:p>60.62</text:p>
          </table:table-cell>
          <table:table-cell table:style-name="ce41" office:value-type="string" calcext:value-type="string">
            <text:p>Precentral Gyrus</text:p>
          </table:table-cell>
          <table:table-cell table:style-name="ce60" office:value-type="string" calcext:value-type="string">
            <text:p>BA 6</text:p>
          </table:table-cell>
          <table:table-cell table:style-name="ce67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9"/>
          <table:table-cell table:style-name="ce40" table:number-columns-repeated="4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 table:style-name="ce2" office:value-type="string" calcext:value-type="string">
            <text:p>BR vs. RPL (dominant)</text:p>
          </table:table-cell>
          <table:table-cell table:style-name="ce11" table:number-columns-repeated="2"/>
          <table:table-cell table:style-name="ce21" table:number-columns-repeated="2"/>
          <table:table-cell table:style-name="ce11" table:number-columns-repeated="2"/>
          <table:table-cell table:style-name="ce30" table:number-columns-repeated="3"/>
          <table:table-cell table:style-name="ce11"/>
          <table:table-cell table:style-name="ce43" table:number-columns-repeated="4"/>
          <table:table-cell table:style-name="ce61"/>
          <table:table-cell table:style-name="ce43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BR &gt; RPL</text:p>
          </table:table-cell>
          <table:table-cell table:style-name="ce13"/>
          <table:table-cell table:number-columns-repeated="2" table:style-name="ce19" office:value-type="float" office:value="0.001" calcext:value-type="float">
            <text:p>0.00</text:p>
          </table:table-cell>
          <table:table-cell table:style-name="ce13" office:value-type="float" office:value="65" calcext:value-type="float">
            <text:p>65.00</text:p>
          </table:table-cell>
          <table:table-cell table:style-name="ce13" office:value-type="float" office:value="6.56" calcext:value-type="float">
            <text:p>6.5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6" calcext:value-type="float">
            <text:p>16</text:p>
          </table:table-cell>
          <table:table-cell table:style-name="ce33"/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18.18" calcext:value-type="float">
            <text:p>18.18</text:p>
          </table:table-cell>
          <table:table-cell table:style-name="ce39" office:value-type="float" office:value="20.68" calcext:value-type="float">
            <text:p>20.68</text:p>
          </table:table-cell>
          <table:table-cell table:style-name="ce39" office:value-type="string" calcext:value-type="string">
            <text:p>Caudate</text:p>
          </table:table-cell>
          <table:table-cell table:style-name="ce58" office:value-type="string" calcext:value-type="string">
            <text:p>Caudate Body</text:p>
          </table:table-cell>
          <table:table-cell table:style-name="ce65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09" calcext:value-type="float">
            <text:p>5.0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15.44" calcext:value-type="float">
            <text:p>15.44</text:p>
          </table:table-cell>
          <table:table-cell table:style-name="ce40" office:value-type="float" office:value="6.74" calcext:value-type="float">
            <text:p>6.74</text:p>
          </table:table-cell>
          <table:table-cell table:style-name="ce40" office:value-type="float" office:value="22.29" calcext:value-type="float">
            <text:p>22.29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Body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06" calcext:value-type="float">
            <text:p>5.0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table:style-name="ce34"/>
          <table:table-cell table:style-name="ce40" office:value-type="float" office:value="15.58" calcext:value-type="float">
            <text:p>15.58</text:p>
          </table:table-cell>
          <table:table-cell table:style-name="ce40" office:value-type="float" office:value="35.21" calcext:value-type="float">
            <text:p>35.21</text:p>
          </table:table-cell>
          <table:table-cell table:style-name="ce40" office:value-type="float" office:value="19.59" calcext:value-type="float">
            <text:p>19.59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688" calcext:value-type="float">
            <text:p>688.00</text:p>
          </table:table-cell>
          <table:table-cell office:value-type="float" office:value="6.24" calcext:value-type="float">
            <text:p>6.24</text:p>
          </table:table-cell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12.5" calcext:value-type="float">
            <text:p>12.5</text:p>
          </table:table-cell>
          <table:table-cell table:style-name="ce40" office:value-type="float" office:value="-57.53" calcext:value-type="float">
            <text:p>-57.53</text:p>
          </table:table-cell>
          <table:table-cell table:style-name="ce40" office:value-type="float" office:value="16.15" calcext:value-type="float">
            <text:p>16.15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23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96" calcext:value-type="float">
            <text:p>5.96</text:p>
          </table:table-cell>
          <table:table-cell office:value-type="float" office:value="9" calcext:value-type="float">
            <text:p>9</text:p>
          </table:table-cell>
          <table:table-cell office:value-type="float" office:value="-52" calcext:value-type="float">
            <text:p>-52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40" office:value-type="float" office:value="7.1" calcext:value-type="float">
            <text:p>7.1</text:p>
          </table:table-cell>
          <table:table-cell table:style-name="ce40" office:value-type="float" office:value="-50.86" calcext:value-type="float">
            <text:p>-50.86</text:p>
          </table:table-cell>
          <table:table-cell table:style-name="ce40" office:value-type="float" office:value="5.88" calcext:value-type="float">
            <text:p>5.88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29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/>
          <table:table-cell table:number-columns-repeated="4"/>
          <table:table-cell office:value-type="float" office:value="5.91" calcext:value-type="float">
            <text:p>5.91</text:p>
          </table:table-cell>
          <table:table-cell office:value-type="float" office:value="3" calcext:value-type="float">
            <text:p>3</text:p>
          </table:table-cell>
          <table:table-cell office:value-type="float" office:value="-82" calcext:value-type="float">
            <text:p>-82</text:p>
          </table:table-cell>
          <table:table-cell office:value-type="float" office:value="22" calcext:value-type="float">
            <text:p>22</text:p>
          </table:table-cell>
          <table:table-cell table:style-name="ce34"/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-80.09" calcext:value-type="float">
            <text:p>-80.09</text:p>
          </table:table-cell>
          <table:table-cell table:style-name="ce40" office:value-type="float" office:value="16.53" calcext:value-type="float">
            <text:p>16.53</text:p>
          </table:table-cell>
          <table:table-cell table:style-name="ce48" office:value-type="string" calcext:value-type="string">
            <text:p>Cune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/>
          <table:table-cell/>
          <table:table-cell table:number-columns-repeated="2" office:value-type="float" office:value="0.002" calcext:value-type="float">
            <text:p>0.00</text:p>
          </table:table-cell>
          <table:table-cell office:value-type="float" office:value="55" calcext:value-type="float">
            <text:p>55.00</text:p>
          </table:table-cell>
          <table:table-cell office:value-type="float" office:value="5.75" calcext:value-type="float">
            <text:p>5.75</text:p>
          </table:table-cell>
          <table:table-cell office:value-type="float" office:value="-51" calcext:value-type="float">
            <text:p>-51</text:p>
          </table:table-cell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table:style-name="ce34"/>
          <table:table-cell table:style-name="ce40" office:value-type="float" office:value="-48.68" calcext:value-type="float">
            <text:p>-48.68</text:p>
          </table:table-cell>
          <table:table-cell table:style-name="ce40" office:value-type="float" office:value="-68.91" calcext:value-type="float">
            <text:p>-68.91</text:p>
          </table:table-cell>
          <table:table-cell table:style-name="ce40" office:value-type="float" office:value="19.45" calcext:value-type="float">
            <text:p>19.4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85" calcext:value-type="float">
            <text:p>4.85</text:p>
          </table:table-cell>
          <table:table-cell office:value-type="float" office:value="-54" calcext:value-type="float">
            <text:p>-54</text:p>
          </table:table-cell>
          <table:table-cell office:value-type="float" office:value="-64" calcext:value-type="float">
            <text:p>-64</text:p>
          </table:table-cell>
          <table:table-cell office:value-type="float" office:value="16" calcext:value-type="float">
            <text:p>16</text:p>
          </table:table-cell>
          <table:table-cell table:style-name="ce34"/>
          <table:table-cell table:style-name="ce40" office:value-type="float" office:value="-51.33" calcext:value-type="float">
            <text:p>-51.33</text:p>
          </table:table-cell>
          <table:table-cell table:style-name="ce40" office:value-type="float" office:value="-62.52" calcext:value-type="float">
            <text:p>-62.52</text:p>
          </table:table-cell>
          <table:table-cell table:style-name="ce40" office:value-type="float" office:value="11.9" calcext:value-type="float">
            <text:p>11.9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7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3.89" calcext:value-type="float">
            <text:p>3.89</text:p>
          </table:table-cell>
          <table:table-cell office:value-type="float" office:value="-42" calcext:value-type="float">
            <text:p>-42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table:style-name="ce34"/>
          <table:table-cell table:style-name="ce40" office:value-type="float" office:value="-40.29" calcext:value-type="float">
            <text:p>-40.29</text:p>
          </table:table-cell>
          <table:table-cell table:style-name="ce40" office:value-type="float" office:value="-60.31" calcext:value-type="float">
            <text:p>-60.31</text:p>
          </table:table-cell>
          <table:table-cell table:style-name="ce40" office:value-type="float" office:value="17.7" calcext:value-type="float">
            <text:p>17.7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19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09" calcext:value-type="float">
            <text:p>109.00</text:p>
          </table:table-cell>
          <table:table-cell office:value-type="float" office:value="5.64" calcext:value-type="float">
            <text:p>5.6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7.56" calcext:value-type="float">
            <text:p>7.56</text:p>
          </table:table-cell>
          <table:table-cell table:style-name="ce40" office:value-type="float" office:value="34.81" calcext:value-type="float">
            <text:p>34.81</text:p>
          </table:table-cell>
          <table:table-cell table:style-name="ce40" office:value-type="float" office:value="-4.91" calcext:value-type="float">
            <text:p>-4.91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5.06" calcext:value-type="float">
            <text:p>5.0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-17" calcext:value-type="float">
            <text:p>-17</text:p>
          </table:table-cell>
          <table:table-cell table:style-name="ce34"/>
          <table:table-cell table:style-name="ce40" office:value-type="float" office:value="2.03" calcext:value-type="float">
            <text:p>2.03</text:p>
          </table:table-cell>
          <table:table-cell table:style-name="ce40" office:value-type="float" office:value="26.72" calcext:value-type="float">
            <text:p>26.72</text:p>
          </table:table-cell>
          <table:table-cell table:style-name="ce40" office:value-type="float" office:value="-8.47" calcext:value-type="float">
            <text:p>-8.47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87" calcext:value-type="float">
            <text:p>4.87</text:p>
          </table:table-cell>
          <table:table-cell office:value-type="float" office:value="-9" calcext:value-type="float">
            <text:p>-9</text:p>
          </table:table-cell>
          <table:table-cell office:value-type="float" office:value="35" calcext:value-type="float">
            <text:p>35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-9.1" calcext:value-type="float">
            <text:p>-9.1</text:p>
          </table:table-cell>
          <table:table-cell table:style-name="ce40" office:value-type="float" office:value="32.1" calcext:value-type="float">
            <text:p>32.1</text:p>
          </table:table-cell>
          <table:table-cell table:style-name="ce40" office:value-type="float" office:value="-5.45" calcext:value-type="float">
            <text:p>-5.45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41" calcext:value-type="float">
            <text:p>0.04</text:p>
          </table:table-cell>
          <table:table-cell office:value-type="float" office:value="0.018" calcext:value-type="float">
            <text:p>0.02</text:p>
          </table:table-cell>
          <table:table-cell office:value-type="float" office:value="30" calcext:value-type="float">
            <text:p>30.00</text:p>
          </table:table-cell>
          <table:table-cell office:value-type="float" office:value="5.39" calcext:value-type="float">
            <text:p>5.39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8" calcext:value-type="float">
            <text:p>-8</text:p>
          </table:table-cell>
          <table:table-cell table:style-name="ce34"/>
          <table:table-cell table:style-name="ce40" office:value-type="float" office:value="-28.78" calcext:value-type="float">
            <text:p>-28.78</text:p>
          </table:table-cell>
          <table:table-cell table:style-name="ce40" office:value-type="float" office:value="-38.19" calcext:value-type="float">
            <text:p>-38.19</text:p>
          </table:table-cell>
          <table:table-cell table:style-name="ce40" office:value-type="float" office:value="-7.03" calcext:value-type="float">
            <text:p>-7.03</text:p>
          </table:table-cell>
          <table:table-cell table:style-name="ce47" office:value-type="string" calcext:value-type="string">
            <text:p>Parahippocampal Gyrus</text:p>
          </table:table-cell>
          <table:table-cell table:style-name="ce57" office:value-type="string" calcext:value-type="string">
            <text:p>BA 36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07" calcext:value-type="float">
            <text:p>0.01</text:p>
          </table:table-cell>
          <table:table-cell office:value-type="float" office:value="0.004" calcext:value-type="float">
            <text:p>0.00</text:p>
          </table:table-cell>
          <table:table-cell office:value-type="float" office:value="45" calcext:value-type="float">
            <text:p>45.00</text:p>
          </table:table-cell>
          <table:table-cell office:value-type="float" office:value="5.26" calcext:value-type="float">
            <text:p>5.26</text:p>
          </table:table-cell>
          <table:table-cell office:value-type="float" office:value="57" calcext:value-type="float">
            <text:p>57</text:p>
          </table:table-cell>
          <table:table-cell office:value-type="float" office:value="-61" calcext:value-type="float">
            <text:p>-61</text:p>
          </table:table-cell>
          <table:table-cell office:value-type="float" office:value="28" calcext:value-type="float">
            <text:p>28</text:p>
          </table:table-cell>
          <table:table-cell table:style-name="ce34"/>
          <table:table-cell table:style-name="ce40" office:value-type="float" office:value="51.25" calcext:value-type="float">
            <text:p>51.25</text:p>
          </table:table-cell>
          <table:table-cell table:style-name="ce40" office:value-type="float" office:value="-61.31" calcext:value-type="float">
            <text:p>-61.31</text:p>
          </table:table-cell>
          <table:table-cell table:style-name="ce40" office:value-type="float" office:value="24.56" calcext:value-type="float">
            <text:p>24.56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11" calcext:value-type="float">
            <text:p>0.01</text:p>
          </table:table-cell>
          <table:table-cell office:value-type="float" office:value="0.006" calcext:value-type="float">
            <text:p>0.01</text:p>
          </table:table-cell>
          <table:table-cell office:value-type="float" office:value="41" calcext:value-type="float">
            <text:p>41.00</text:p>
          </table:table-cell>
          <table:table-cell office:value-type="float" office:value="5.24" calcext:value-type="float">
            <text:p>5.24</text:p>
          </table:table-cell>
          <table:table-cell office:value-type="float" office:value="21" calcext:value-type="float">
            <text:p>21</text:p>
          </table:table-cell>
          <table:table-cell office:value-type="float" office:value="-28" calcext:value-type="float">
            <text:p>-28</text:p>
          </table:table-cell>
          <table:table-cell office:value-type="float" office:value="58" calcext:value-type="float">
            <text:p>58</text:p>
          </table:table-cell>
          <table:table-cell table:style-name="ce34"/>
          <table:table-cell table:style-name="ce40" office:value-type="float" office:value="17.66" calcext:value-type="float">
            <text:p>17.66</text:p>
          </table:table-cell>
          <table:table-cell table:style-name="ce40" office:value-type="float" office:value="-33" calcext:value-type="float">
            <text:p>-33</text:p>
          </table:table-cell>
          <table:table-cell table:style-name="ce40" office:value-type="float" office:value="53.7" calcext:value-type="float">
            <text:p>53.7</text:p>
          </table:table-cell>
          <table:table-cell table:style-name="ce40" office:value-type="string" calcext:value-type="string">
            <text:p>Paracentral Lobule</text:p>
          </table:table-cell>
          <table:table-cell table:style-name="ce57" office:value-type="string" calcext:value-type="string">
            <text:p>BA 5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41" calcext:value-type="float">
            <text:p>0.04</text:p>
          </table:table-cell>
          <table:table-cell office:value-type="float" office:value="0.018" calcext:value-type="float">
            <text:p>0.02</text:p>
          </table:table-cell>
          <table:table-cell office:value-type="float" office:value="30" calcext:value-type="float">
            <text:p>30.00</text:p>
          </table:table-cell>
          <table:table-cell office:value-type="float" office:value="5.18" calcext:value-type="float">
            <text:p>5.18</text:p>
          </table:table-cell>
          <table:table-cell office:value-type="float" office:value="-24" calcext:value-type="float">
            <text:p>-24</text:p>
          </table:table-cell>
          <table:table-cell office:value-type="float" office:value="26" calcext:value-type="float">
            <text:p>26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-23" calcext:value-type="float">
            <text:p>-23</text:p>
          </table:table-cell>
          <table:table-cell table:style-name="ce40" office:value-type="float" office:value="23.79" calcext:value-type="float">
            <text:p>23.79</text:p>
          </table:table-cell>
          <table:table-cell table:style-name="ce40" office:value-type="float" office:value="-6.47" calcext:value-type="float">
            <text:p>-6.47</text:p>
          </table:table-cell>
          <table:table-cell table:style-name="ce40" office:value-type="string" calcext:value-type="string">
            <text:p>Extra-Nuclear</text:p>
          </table:table-cell>
          <table:table-cell table:style-name="ce57" office:value-type="string" calcext:value-type="string">
            <text:p>BA 13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99" calcext:value-type="float">
            <text:p>4.99</text:p>
          </table:table-cell>
          <table:table-cell office:value-type="float" office:value="-39" calcext:value-type="float">
            <text:p>-39</text:p>
          </table:table-cell>
          <table:table-cell office:value-type="float" office:value="35" calcext:value-type="float">
            <text:p>35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-36.86" calcext:value-type="float">
            <text:p>-36.86</text:p>
          </table:table-cell>
          <table:table-cell table:style-name="ce40" office:value-type="float" office:value="32.25" calcext:value-type="float">
            <text:p>32.25</text:p>
          </table:table-cell>
          <table:table-cell table:style-name="ce40" office:value-type="float" office:value="-5.9" calcext:value-type="float">
            <text:p>-5.9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42" calcext:value-type="float">
            <text:p>4.42</text:p>
          </table:table-cell>
          <table:table-cell office:value-type="float" office:value="-45" calcext:value-type="float">
            <text:p>-45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table:style-name="ce34"/>
          <table:table-cell table:style-name="ce40" office:value-type="float" office:value="-42.46" calcext:value-type="float">
            <text:p>-42.46</text:p>
          </table:table-cell>
          <table:table-cell table:style-name="ce40" office:value-type="float" office:value="26.42" calcext:value-type="float">
            <text:p>26.42</text:p>
          </table:table-cell>
          <table:table-cell table:style-name="ce40" office:value-type="float" office:value="-3.85" calcext:value-type="float">
            <text:p>-3.85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12" calcext:value-type="float">
            <text:p>0.01</text:p>
          </table:table-cell>
          <table:table-cell office:value-type="float" office:value="0.006" calcext:value-type="float">
            <text:p>0.01</text:p>
          </table:table-cell>
          <table:table-cell office:value-type="float" office:value="40" calcext:value-type="float">
            <text:p>40.00</text:p>
          </table:table-cell>
          <table:table-cell office:value-type="float" office:value="5.15" calcext:value-type="float">
            <text:p>5.15</text:p>
          </table:table-cell>
          <table:table-cell office:value-type="float" office:value="-57" calcext:value-type="float">
            <text:p>-57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-53.62" calcext:value-type="float">
            <text:p>-53.62</text:p>
          </table:table-cell>
          <table:table-cell table:style-name="ce40" office:value-type="float" office:value="-6.79" calcext:value-type="float">
            <text:p>-6.79</text:p>
          </table:table-cell>
          <table:table-cell table:style-name="ce40" office:value-type="float" office:value="-9.89" calcext:value-type="float">
            <text:p>-9.89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22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17" calcext:value-type="float">
            <text:p>4.17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style-name="ce34"/>
          <table:table-cell table:style-name="ce40" office:value-type="float" office:value="-48.05" calcext:value-type="float">
            <text:p>-48.05</text:p>
          </table:table-cell>
          <table:table-cell table:style-name="ce40" office:value-type="float" office:value="1.56" calcext:value-type="float">
            <text:p>1.56</text:p>
          </table:table-cell>
          <table:table-cell table:style-name="ce40" office:value-type="float" office:value="-9" calcext:value-type="float">
            <text:p>-9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38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05" calcext:value-type="float">
            <text:p>0.01</text:p>
          </table:table-cell>
          <table:table-cell office:value-type="float" office:value="0.004" calcext:value-type="float">
            <text:p>0.00</text:p>
          </table:table-cell>
          <table:table-cell office:value-type="float" office:value="48" calcext:value-type="float">
            <text:p>48.00</text:p>
          </table:table-cell>
          <table:table-cell office:value-type="float" office:value="4.78" calcext:value-type="float">
            <text:p>4.78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40" office:value-type="float" office:value="54.45" calcext:value-type="float">
            <text:p>54.45</text:p>
          </table:table-cell>
          <table:table-cell table:style-name="ce40" office:value-type="float" office:value="-6.13" calcext:value-type="float">
            <text:p>-6.13</text:p>
          </table:table-cell>
          <table:table-cell table:style-name="ce40" office:value-type="float" office:value="8.22" calcext:value-type="float">
            <text:p>8.22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19" calcext:value-type="float">
            <text:p>4.19</text:p>
          </table:table-cell>
          <table:table-cell office:value-type="float" office:value="57" calcext:value-type="float">
            <text:p>57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40" office:value-type="float" office:value="51.65" calcext:value-type="float">
            <text:p>51.65</text:p>
          </table:table-cell>
          <table:table-cell table:style-name="ce40" office:value-type="float" office:value="-14.5" calcext:value-type="float">
            <text:p>-14.5</text:p>
          </table:table-cell>
          <table:table-cell table:style-name="ce40" office:value-type="float" office:value="7.38" calcext:value-type="float">
            <text:p>7.38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22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table:number-columns-repeated="2" office:value-type="float" office:value="0.002" calcext:value-type="float">
            <text:p>0.00</text:p>
          </table:table-cell>
          <table:table-cell office:value-type="float" office:value="58" calcext:value-type="float">
            <text:p>58.00</text:p>
          </table:table-cell>
          <table:table-cell office:value-type="float" office:value="4.46" calcext:value-type="float">
            <text:p>4.46</text:p>
          </table:table-cell>
          <table:table-cell office:value-type="float" office:value="15" calcext:value-type="float">
            <text:p>15</text:p>
          </table:table-cell>
          <table:table-cell office:value-type="float" office:value="-70" calcext:value-type="float">
            <text:p>-70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40" office:value-type="float" office:value="12.65" calcext:value-type="float">
            <text:p>12.65</text:p>
          </table:table-cell>
          <table:table-cell table:style-name="ce40" office:value-type="float" office:value="-67.4" calcext:value-type="float">
            <text:p>-67.4</text:p>
          </table:table-cell>
          <table:table-cell table:style-name="ce40" office:value-type="float" office:value="1.71" calcext:value-type="float">
            <text:p>1.71</text:p>
          </table:table-cell>
          <table:table-cell table:style-name="ce40" office:value-type="string" calcext:value-type="string">
            <text:p>Lingual Gyr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10"/>
          <table:table-cell table:number-columns-repeated="4"/>
          <table:table-cell office:value-type="float" office:value="4.39" calcext:value-type="float">
            <text:p>4.39</text:p>
          </table:table-cell>
          <table:table-cell office:value-type="float" office:value="3" calcext:value-type="float">
            <text:p>3</text:p>
          </table:table-cell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40" office:value-type="float" office:value="1.53" calcext:value-type="float">
            <text:p>1.53</text:p>
          </table:table-cell>
          <table:table-cell table:style-name="ce40" office:value-type="float" office:value="-70.14" calcext:value-type="float">
            <text:p>-70.14</text:p>
          </table:table-cell>
          <table:table-cell table:style-name="ce40" office:value-type="float" office:value="1.26" calcext:value-type="float">
            <text:p>1.26</text:p>
          </table:table-cell>
          <table:table-cell table:style-name="ce40" office:value-type="string" calcext:value-type="string">
            <text:p>Lingual Gyr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4.18" calcext:value-type="float">
            <text:p>4.1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-64" calcext:value-type="float">
            <text:p>-64</text:p>
          </table:table-cell>
          <table:table-cell table:style-name="ce29" office:value-type="float" office:value="-5" calcext:value-type="float">
            <text:p>-5</text:p>
          </table:table-cell>
          <table:table-cell table:style-name="ce35"/>
          <table:table-cell table:style-name="ce41" office:value-type="float" office:value="4.44" calcext:value-type="float">
            <text:p>4.44</text:p>
          </table:table-cell>
          <table:table-cell table:style-name="ce41" office:value-type="float" office:value="-60.98" calcext:value-type="float">
            <text:p>-60.98</text:p>
          </table:table-cell>
          <table:table-cell table:style-name="ce41" office:value-type="float" office:value="-5.93" calcext:value-type="float">
            <text:p>-5.93</text:p>
          </table:table-cell>
          <table:table-cell table:style-name="ce41" office:value-type="string" calcext:value-type="string">
            <text:p>Culmen</text:p>
          </table:table-cell>
          <table:table-cell table:style-name="ce60" office:value-type="string" calcext:value-type="string">
            <text:p>*</text:p>
          </table:table-cell>
          <table:table-cell table:style-name="ce67" office:value-type="string" calcext:value-type="string">
            <text:p>Anterior Lobe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40" table:number-columns-repeated="4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RPL &gt; BR</text:p>
          </table:table-cell>
          <table:table-cell table:style-name="ce13"/>
          <table:table-cell table:number-columns-repeated="2" table:style-name="ce19" office:value-type="float" office:value="0" calcext:value-type="float">
            <text:p>0.00</text:p>
          </table:table-cell>
          <table:table-cell table:style-name="ce13" office:value-type="float" office:value="207" calcext:value-type="float">
            <text:p>207.00</text:p>
          </table:table-cell>
          <table:table-cell table:style-name="ce13" office:value-type="float" office:value="8.53" calcext:value-type="float">
            <text:p>8.5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46" calcext:value-type="float">
            <text:p>46</text:p>
          </table:table-cell>
          <table:table-cell table:style-name="ce33"/>
          <table:table-cell table:style-name="ce39" office:value-type="float" office:value="45.56" calcext:value-type="float">
            <text:p>45.56</text:p>
          </table:table-cell>
          <table:table-cell table:style-name="ce39" office:value-type="float" office:value="-34.9" calcext:value-type="float">
            <text:p>-34.9</text:p>
          </table:table-cell>
          <table:table-cell table:style-name="ce39" office:value-type="float" office:value="43.18" calcext:value-type="float">
            <text:p>43.18</text:p>
          </table:table-cell>
          <table:table-cell table:style-name="ce50" office:value-type="string" calcext:value-type="string">
            <text:p>Inferior Parietal Lobule</text:p>
          </table:table-cell>
          <table:table-cell table:style-name="ce58" office:value-type="string" calcext:value-type="string">
            <text:p>BA 40</text:p>
          </table:table-cell>
          <table:table-cell table:style-name="ce65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31" calcext:value-type="float">
            <text:p>6.31</text:p>
          </table:table-cell>
          <table:table-cell office:value-type="float" office:value="60" calcext:value-type="float">
            <text:p>60</text:p>
          </table:table-cell>
          <table:table-cell office:value-type="float" office:value="-43" calcext:value-type="float">
            <text:p>-43</text:p>
          </table:table-cell>
          <table:table-cell office:value-type="float" office:value="31" calcext:value-type="float">
            <text:p>31</text:p>
          </table:table-cell>
          <table:table-cell table:style-name="ce34"/>
          <table:table-cell table:style-name="ce40" office:value-type="float" office:value="54.03" calcext:value-type="float">
            <text:p>54.03</text:p>
          </table:table-cell>
          <table:table-cell table:style-name="ce40" office:value-type="float" office:value="-44.81" calcext:value-type="float">
            <text:p>-44.81</text:p>
          </table:table-cell>
          <table:table-cell table:style-name="ce40" office:value-type="float" office:value="28.87" calcext:value-type="float">
            <text:p>28.87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63" calcext:value-type="float">
            <text:p>5.63</text:p>
          </table:table-cell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  <table:table-cell office:value-type="float" office:value="55" calcext:value-type="float">
            <text:p>55</text:p>
          </table:table-cell>
          <table:table-cell table:style-name="ce34"/>
          <table:table-cell table:style-name="ce40" office:value-type="float" office:value="48.21" calcext:value-type="float">
            <text:p>48.21</text:p>
          </table:table-cell>
          <table:table-cell table:style-name="ce40" office:value-type="float" office:value="-41.29" calcext:value-type="float">
            <text:p>-41.29</text:p>
          </table:table-cell>
          <table:table-cell table:style-name="ce40" office:value-type="float" office:value="50.73" calcext:value-type="float">
            <text:p>50.73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42" calcext:value-type="float">
            <text:p>142.00</text:p>
          </table:table-cell>
          <table:table-cell office:value-type="float" office:value="6.16" calcext:value-type="float">
            <text:p>6.16</text:p>
          </table:table-cell>
          <table:table-cell office:value-type="float" office:value="-39" calcext:value-type="float">
            <text:p>-39</text:p>
          </table:table-cell>
          <table:table-cell office:value-type="float" office:value="-43" calcext:value-type="float">
            <text:p>-43</text:p>
          </table:table-cell>
          <table:table-cell office:value-type="float" office:value="43" calcext:value-type="float">
            <text:p>43</text:p>
          </table:table-cell>
          <table:table-cell table:style-name="ce34"/>
          <table:table-cell table:style-name="ce40" office:value-type="float" office:value="-37.72" calcext:value-type="float">
            <text:p>-37.72</text:p>
          </table:table-cell>
          <table:table-cell table:style-name="ce40" office:value-type="float" office:value="-45.38" calcext:value-type="float">
            <text:p>-45.38</text:p>
          </table:table-cell>
          <table:table-cell table:style-name="ce40" office:value-type="float" office:value="38.08" calcext:value-type="float">
            <text:p>38.08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86" calcext:value-type="float">
            <text:p>4.86</text:p>
          </table:table-cell>
          <table:table-cell office:value-type="float" office:value="-30" calcext:value-type="float">
            <text:p>-30</text:p>
          </table:table-cell>
          <table:table-cell office:value-type="float" office:value="-58" calcext:value-type="float">
            <text:p>-58</text:p>
          </table:table-cell>
          <table:table-cell office:value-type="float" office:value="46" calcext:value-type="float">
            <text:p>46</text:p>
          </table:table-cell>
          <table:table-cell table:style-name="ce34"/>
          <table:table-cell table:style-name="ce40" office:value-type="float" office:value="-29.46" calcext:value-type="float">
            <text:p>-29.46</text:p>
          </table:table-cell>
          <table:table-cell table:style-name="ce40" office:value-type="float" office:value="-59.66" calcext:value-type="float">
            <text:p>-59.66</text:p>
          </table:table-cell>
          <table:table-cell table:style-name="ce40" office:value-type="float" office:value="39.57" calcext:value-type="float">
            <text:p>39.57</text:p>
          </table:table-cell>
          <table:table-cell table:style-name="ce46" office:value-type="string" calcext:value-type="string">
            <text:p>Angular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3" calcext:value-type="float">
            <text:p>4.30</text:p>
          </table:table-cell>
          <table:table-cell office:value-type="float" office:value="-48" calcext:value-type="float">
            <text:p>-48</text:p>
          </table:table-cell>
          <table:table-cell office:value-type="float" office:value="-37" calcext:value-type="float">
            <text:p>-37</text:p>
          </table:table-cell>
          <table:table-cell office:value-type="float" office:value="34" calcext:value-type="float">
            <text:p>34</text:p>
          </table:table-cell>
          <table:table-cell table:style-name="ce34"/>
          <table:table-cell table:style-name="ce40" office:value-type="float" office:value="-45.93" calcext:value-type="float">
            <text:p>-45.93</text:p>
          </table:table-cell>
          <table:table-cell table:style-name="ce40" office:value-type="float" office:value="-38.97" calcext:value-type="float">
            <text:p>-38.97</text:p>
          </table:table-cell>
          <table:table-cell table:style-name="ce40" office:value-type="float" office:value="30.44" calcext:value-type="float">
            <text:p>30.44</text:p>
          </table:table-cell>
          <table:table-cell table:style-name="ce40" office:value-type="string" calcext:value-type="string">
            <text:p>Supramarginal Gyrus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54" calcext:value-type="float">
            <text:p>0.05</text:p>
          </table:table-cell>
          <table:table-cell office:value-type="float" office:value="0.016" calcext:value-type="float">
            <text:p>0.02</text:p>
          </table:table-cell>
          <table:table-cell office:value-type="float" office:value="28" calcext:value-type="float">
            <text:p>28.00</text:p>
          </table:table-cell>
          <table:table-cell office:value-type="float" office:value="5.97" calcext:value-type="float">
            <text:p>5.97</text:p>
          </table:table-cell>
          <table:table-cell office:value-type="float" office:value="-39" calcext:value-type="float">
            <text:p>-3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40" office:value-type="float" office:value="-37.16" calcext:value-type="float">
            <text:p>-37.16</text:p>
          </table:table-cell>
          <table:table-cell table:style-name="ce40" office:value-type="float" office:value="10.85" calcext:value-type="float">
            <text:p>10.85</text:p>
          </table:table-cell>
          <table:table-cell table:style-name="ce40" office:value-type="float" office:value="10.98" calcext:value-type="float">
            <text:p>10.98</text:p>
          </table:table-cell>
          <table:table-cell table:style-name="ce40" office:value-type="string" calcext:value-type="string">
            <text:p>Insula</text:p>
          </table:table-cell>
          <table:table-cell table:style-name="ce57" office:value-type="string" calcext:value-type="string">
            <text:p>BA 13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/>
          <table:table-cell table:number-columns-repeated="4"/>
          <table:table-cell office:value-type="float" office:value="4.56" calcext:value-type="float">
            <text:p>4.56</text:p>
          </table:table-cell>
          <table:table-cell office:value-type="float" office:value="-48" calcext:value-type="float">
            <text:p>-4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34"/>
          <table:table-cell table:style-name="ce40" office:value-type="float" office:value="-45.51" calcext:value-type="float">
            <text:p>-45.51</text:p>
          </table:table-cell>
          <table:table-cell table:style-name="ce40" office:value-type="float" office:value="2.51" calcext:value-type="float">
            <text:p>2.51</text:p>
          </table:table-cell>
          <table:table-cell table:style-name="ce40" office:value-type="float" office:value="10.05" calcext:value-type="float">
            <text:p>10.05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44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7"/>
          <table:table-cell/>
          <table:table-cell office:value-type="float" office:value="0.047" calcext:value-type="float">
            <text:p>0.05</text:p>
          </table:table-cell>
          <table:table-cell office:value-type="float" office:value="0.016" calcext:value-type="float">
            <text:p>0.02</text:p>
          </table:table-cell>
          <table:table-cell office:value-type="float" office:value="29" calcext:value-type="float">
            <text:p>29.00</text:p>
          </table:table-cell>
          <table:table-cell office:value-type="float" office:value="4.83" calcext:value-type="float">
            <text:p>4.8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34"/>
          <table:table-cell table:style-name="ce40" office:value-type="float" office:value="37.41" calcext:value-type="float">
            <text:p>37.41</text:p>
          </table:table-cell>
          <table:table-cell table:style-name="ce40" office:value-type="float" office:value="7.59" calcext:value-type="float">
            <text:p>7.59</text:p>
          </table:table-cell>
          <table:table-cell table:style-name="ce40" office:value-type="float" office:value="41.66" calcext:value-type="float">
            <text:p>41.66</text:p>
          </table:table-cell>
          <table:table-cell table:style-name="ce40" office:value-type="string" calcext:value-type="string">
            <text:p>Middle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 table:number-columns-repeated="4"/>
          <table:table-cell office:value-type="float" office:value="4.66" calcext:value-type="float">
            <text:p>4.6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34"/>
          <table:table-cell table:style-name="ce40" office:value-type="float" office:value="40.24" calcext:value-type="float">
            <text:p>40.24</text:p>
          </table:table-cell>
          <table:table-cell table:style-name="ce40" office:value-type="float" office:value="2.51" calcext:value-type="float">
            <text:p>2.51</text:p>
          </table:table-cell>
          <table:table-cell table:style-name="ce40" office:value-type="float" office:value="35.82" calcext:value-type="float">
            <text:p>35.82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10"/>
          <table:table-cell/>
          <table:table-cell office:value-type="float" office:value="0.007" calcext:value-type="float">
            <text:p>0.01</text:p>
          </table:table-cell>
          <table:table-cell office:value-type="float" office:value="0.004" calcext:value-type="float">
            <text:p>0.00</text:p>
          </table:table-cell>
          <table:table-cell office:value-type="float" office:value="44" calcext:value-type="float">
            <text:p>44.00</text:p>
          </table:table-cell>
          <table:table-cell office:value-type="float" office:value="4.55" calcext:value-type="float">
            <text:p>4.55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34"/>
          <table:table-cell table:style-name="ce40" office:value-type="float" office:value="-7.13" calcext:value-type="float">
            <text:p>-7.13</text:p>
          </table:table-cell>
          <table:table-cell table:style-name="ce40" office:value-type="float" office:value="1.45" calcext:value-type="float">
            <text:p>1.45</text:p>
          </table:table-cell>
          <table:table-cell table:style-name="ce40" office:value-type="float" office:value="48.44" calcext:value-type="float">
            <text:p>48.44</text:p>
          </table:table-cell>
          <table:table-cell table:style-name="ce40" office:value-type="string" calcext:value-type="string">
            <text:p>Medial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9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4.53" calcext:value-type="float">
            <text:p>4.5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9" calcext:value-type="float">
            <text:p>49</text:p>
          </table:table-cell>
          <table:table-cell table:style-name="ce35"/>
          <table:table-cell table:style-name="ce41" office:value-type="float" office:value="3.99" calcext:value-type="float">
            <text:p>3.99</text:p>
          </table:table-cell>
          <table:table-cell table:style-name="ce41" office:value-type="float" office:value="6.98" calcext:value-type="float">
            <text:p>6.98</text:p>
          </table:table-cell>
          <table:table-cell table:style-name="ce41" office:value-type="float" office:value="49.15" calcext:value-type="float">
            <text:p>49.15</text:p>
          </table:table-cell>
          <table:table-cell table:style-name="ce41" office:value-type="string" calcext:value-type="string">
            <text:p>Superior Frontal Gyrus</text:p>
          </table:table-cell>
          <table:table-cell table:style-name="ce60" office:value-type="string" calcext:value-type="string">
            <text:p>BA 6</text:p>
          </table:table-cell>
          <table:table-cell table:style-name="ce67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9"/>
          <table:table-cell table:style-name="ce40" table:number-columns-repeated="4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 table:style-name="ce2" office:value-type="string" calcext:value-type="string">
            <text:p>BR vs. RPL (mixed)</text:p>
          </table:table-cell>
          <table:table-cell table:style-name="ce11" table:number-columns-repeated="2"/>
          <table:table-cell table:style-name="ce21" table:number-columns-repeated="2"/>
          <table:table-cell table:style-name="ce11" table:number-columns-repeated="2"/>
          <table:table-cell table:style-name="ce30" table:number-columns-repeated="3"/>
          <table:table-cell table:style-name="ce11"/>
          <table:table-cell table:style-name="ce43" table:number-columns-repeated="4"/>
          <table:table-cell table:style-name="ce61"/>
          <table:table-cell table:style-name="ce43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BR &gt; RPL</text:p>
          </table:table-cell>
          <table:table-cell table:style-name="ce13"/>
          <table:table-cell table:style-name="ce19" office:value-type="float" office:value="0.002" calcext:value-type="float">
            <text:p>0.00</text:p>
          </table:table-cell>
          <table:table-cell table:style-name="ce19" office:value-type="float" office:value="0.003" calcext:value-type="float">
            <text:p>0.00</text:p>
          </table:table-cell>
          <table:table-cell table:style-name="ce13" office:value-type="float" office:value="58" calcext:value-type="float">
            <text:p>58.00</text:p>
          </table:table-cell>
          <table:table-cell table:style-name="ce13" office:value-type="float" office:value="5.33" calcext:value-type="float">
            <text:p>5.3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-34" calcext:value-type="float">
            <text:p>-34</text:p>
          </table:table-cell>
          <table:table-cell table:style-name="ce28" office:value-type="float" office:value="46" calcext:value-type="float">
            <text:p>46</text:p>
          </table:table-cell>
          <table:table-cell table:style-name="ce33"/>
          <table:table-cell table:style-name="ce39" office:value-type="float" office:value="45.55" calcext:value-type="float">
            <text:p>45.55</text:p>
          </table:table-cell>
          <table:table-cell table:style-name="ce39" office:value-type="float" office:value="-37.69" calcext:value-type="float">
            <text:p>-37.69</text:p>
          </table:table-cell>
          <table:table-cell table:style-name="ce39" office:value-type="float" office:value="42.92" calcext:value-type="float">
            <text:p>42.92</text:p>
          </table:table-cell>
          <table:table-cell table:style-name="ce50" office:value-type="string" calcext:value-type="string">
            <text:p>Inferior Parietal Lobule</text:p>
          </table:table-cell>
          <table:table-cell table:style-name="ce58" office:value-type="string" calcext:value-type="string">
            <text:p>BA 40</text:p>
          </table:table-cell>
          <table:table-cell table:style-name="ce65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62" calcext:value-type="float">
            <text:p>4.62</text:p>
          </table:table-cell>
          <table:table-cell office:value-type="float" office:value="45" calcext:value-type="float">
            <text:p>45</text:p>
          </table:table-cell>
          <table:table-cell office:value-type="float" office:value="-25" calcext:value-type="float">
            <text:p>-25</text:p>
          </table:table-cell>
          <table:table-cell office:value-type="float" office:value="43" calcext:value-type="float">
            <text:p>43</text:p>
          </table:table-cell>
          <table:table-cell table:style-name="ce34"/>
          <table:table-cell table:style-name="ce40" office:value-type="float" office:value="40.05" calcext:value-type="float">
            <text:p>40.05</text:p>
          </table:table-cell>
          <table:table-cell table:style-name="ce40" office:value-type="float" office:value="-29.02" calcext:value-type="float">
            <text:p>-29.02</text:p>
          </table:table-cell>
          <table:table-cell table:style-name="ce40" office:value-type="float" office:value="40.94" calcext:value-type="float">
            <text:p>40.94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/>
          <table:table-cell table:style-name="ce8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4.21" calcext:value-type="float">
            <text:p>4.21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-37" calcext:value-type="float">
            <text:p>-37</text:p>
          </table:table-cell>
          <table:table-cell table:style-name="ce29" office:value-type="float" office:value="55" calcext:value-type="float">
            <text:p>55</text:p>
          </table:table-cell>
          <table:table-cell table:style-name="ce35"/>
          <table:table-cell table:style-name="ce41" office:value-type="float" office:value="48.21" calcext:value-type="float">
            <text:p>48.21</text:p>
          </table:table-cell>
          <table:table-cell table:style-name="ce41" office:value-type="float" office:value="-41.29" calcext:value-type="float">
            <text:p>-41.29</text:p>
          </table:table-cell>
          <table:table-cell table:style-name="ce41" office:value-type="float" office:value="50.73" calcext:value-type="float">
            <text:p>50.73</text:p>
          </table:table-cell>
          <table:table-cell table:style-name="ce52" office:value-type="string" calcext:value-type="string">
            <text:p>Inferior Parietal Lobule</text:p>
          </table:table-cell>
          <table:table-cell table:style-name="ce60" office:value-type="string" calcext:value-type="string">
            <text:p>BA 40</text:p>
          </table:table-cell>
          <table:table-cell table:style-name="ce67" office:value-type="string" calcext:value-type="string">
            <text:p>Parietal Lobe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ce40" table:number-columns-repeated="4"/>
          <table:table-cell table:style-name="ce57"/>
          <table:table-cell table:style-name="ce40"/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RPL &gt; BR</text:p>
          </table:table-cell>
          <table:table-cell table:style-name="ce13"/>
          <table:table-cell table:number-columns-repeated="2" table:style-name="ce19" office:value-type="float" office:value="0" calcext:value-type="float">
            <text:p>0.00</text:p>
          </table:table-cell>
          <table:table-cell table:style-name="ce13" office:value-type="float" office:value="94" calcext:value-type="float">
            <text:p>94.00</text:p>
          </table:table-cell>
          <table:table-cell table:style-name="ce13" office:value-type="float" office:value="7.44" calcext:value-type="float">
            <text:p>7.44</text:p>
          </table:table-cell>
          <table:table-cell table:style-name="ce28" office:value-type="float" office:value="-39" calcext:value-type="float">
            <text:p>-3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-14" calcext:value-type="float">
            <text:p>-14</text:p>
          </table:table-cell>
          <table:table-cell table:style-name="ce33"/>
          <table:table-cell table:style-name="ce39" office:value-type="float" office:value="-36.86" calcext:value-type="float">
            <text:p>-36.86</text:p>
          </table:table-cell>
          <table:table-cell table:style-name="ce39" office:value-type="float" office:value="32.25" calcext:value-type="float">
            <text:p>32.25</text:p>
          </table:table-cell>
          <table:table-cell table:style-name="ce39" office:value-type="float" office:value="-5.9" calcext:value-type="float">
            <text:p>-5.9</text:p>
          </table:table-cell>
          <table:table-cell table:style-name="ce39" office:value-type="string" calcext:value-type="string">
            <text:p>Inferior Frontal Gyrus</text:p>
          </table:table-cell>
          <table:table-cell table:style-name="ce58" office:value-type="string" calcext:value-type="string">
            <text:p>BA 47</text:p>
          </table:table-cell>
          <table:table-cell table:style-name="ce65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79" calcext:value-type="float">
            <text:p>6.79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table:style-name="ce34"/>
          <table:table-cell table:style-name="ce40" office:value-type="float" office:value="-45.34" calcext:value-type="float">
            <text:p>-45.34</text:p>
          </table:table-cell>
          <table:table-cell table:style-name="ce40" office:value-type="float" office:value="28.45" calcext:value-type="float">
            <text:p>28.45</text:p>
          </table:table-cell>
          <table:table-cell table:style-name="ce40" office:value-type="float" office:value="4.4" calcext:value-type="float">
            <text:p>4.4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5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33" calcext:value-type="float">
            <text:p>5.33</text:p>
          </table:table-cell>
          <table:table-cell office:value-type="float" office:value="-45" calcext:value-type="float">
            <text:p>-45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table:style-name="ce34"/>
          <table:table-cell table:style-name="ce40" office:value-type="float" office:value="-42.46" calcext:value-type="float">
            <text:p>-42.46</text:p>
          </table:table-cell>
          <table:table-cell table:style-name="ce40" office:value-type="float" office:value="26.42" calcext:value-type="float">
            <text:p>26.42</text:p>
          </table:table-cell>
          <table:table-cell table:style-name="ce40" office:value-type="float" office:value="-3.85" calcext:value-type="float">
            <text:p>-3.85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23" calcext:value-type="float">
            <text:p>123.00</text:p>
          </table:table-cell>
          <table:table-cell office:value-type="float" office:value="6.33" calcext:value-type="float">
            <text:p>6.33</text:p>
          </table:table-cell>
          <table:table-cell office:value-type="float" office:value="-36" calcext:value-type="float">
            <text:p>-3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style-name="ce34"/>
          <table:table-cell table:style-name="ce40" office:value-type="float" office:value="-34.89" calcext:value-type="float">
            <text:p>-34.89</text:p>
          </table:table-cell>
          <table:table-cell table:style-name="ce40" office:value-type="float" office:value="15.3" calcext:value-type="float">
            <text:p>15.3</text:p>
          </table:table-cell>
          <table:table-cell table:style-name="ce40" office:value-type="float" office:value="51.98" calcext:value-type="float">
            <text:p>51.98</text:p>
          </table:table-cell>
          <table:table-cell table:style-name="ce40" office:value-type="string" calcext:value-type="string">
            <text:p>Superior Frontal Gyrus</text:p>
          </table:table-cell>
          <table:table-cell table:style-name="ce57" office:value-type="string" calcext:value-type="string">
            <text:p>BA 8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19" calcext:value-type="float">
            <text:p>5.19</text:p>
          </table:table-cell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style-name="ce34"/>
          <table:table-cell table:style-name="ce40" office:value-type="float" office:value="-12.73" calcext:value-type="float">
            <text:p>-12.73</text:p>
          </table:table-cell>
          <table:table-cell table:style-name="ce40" office:value-type="float" office:value="23.05" calcext:value-type="float">
            <text:p>23.05</text:p>
          </table:table-cell>
          <table:table-cell table:style-name="ce40" office:value-type="float" office:value="58.5" calcext:value-type="float">
            <text:p>58.5</text:p>
          </table:table-cell>
          <table:table-cell table:style-name="ce40" office:value-type="string" calcext:value-type="string">
            <text:p>Superior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17" calcext:value-type="float">
            <text:p>5.17</text:p>
          </table:table-cell>
          <table:table-cell office:value-type="float" office:value="-39" calcext:value-type="float">
            <text:p>-39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34"/>
          <table:table-cell table:style-name="ce40" office:value-type="float" office:value="-37.73" calcext:value-type="float">
            <text:p>-37.73</text:p>
          </table:table-cell>
          <table:table-cell table:style-name="ce40" office:value-type="float" office:value="6.67" calcext:value-type="float">
            <text:p>6.67</text:p>
          </table:table-cell>
          <table:table-cell table:style-name="ce40" office:value-type="float" office:value="53.82" calcext:value-type="float">
            <text:p>53.82</text:p>
          </table:table-cell>
          <table:table-cell table:style-name="ce40" office:value-type="string" calcext:value-type="string">
            <text:p>Middle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244" calcext:value-type="float">
            <text:p>244.00</text:p>
          </table:table-cell>
          <table:table-cell office:value-type="float" office:value="6.23" calcext:value-type="float">
            <text:p>6.23</text:p>
          </table:table-cell>
          <table:table-cell office:value-type="float" office:value="-51" calcext:value-type="float">
            <text:p>-51</text:p>
          </table:table-cell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table:style-name="ce34"/>
          <table:table-cell table:style-name="ce40" office:value-type="float" office:value="-48.68" calcext:value-type="float">
            <text:p>-48.68</text:p>
          </table:table-cell>
          <table:table-cell table:style-name="ce40" office:value-type="float" office:value="-68.91" calcext:value-type="float">
            <text:p>-68.91</text:p>
          </table:table-cell>
          <table:table-cell table:style-name="ce40" office:value-type="float" office:value="19.45" calcext:value-type="float">
            <text:p>19.4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32" calcext:value-type="float">
            <text:p>5.32</text:p>
          </table:table-cell>
          <table:table-cell office:value-type="float" office:value="-48" calcext:value-type="float">
            <text:p>-48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table:style-name="ce34"/>
          <table:table-cell table:style-name="ce40" office:value-type="float" office:value="-45.9" calcext:value-type="float">
            <text:p>-45.9</text:p>
          </table:table-cell>
          <table:table-cell table:style-name="ce40" office:value-type="float" office:value="-55.21" calcext:value-type="float">
            <text:p>-55.21</text:p>
          </table:table-cell>
          <table:table-cell table:style-name="ce40" office:value-type="float" office:value="23.49" calcext:value-type="float">
            <text:p>23.49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5.23" calcext:value-type="float">
            <text:p>5.23</text:p>
          </table:table-cell>
          <table:table-cell office:value-type="float" office:value="-39" calcext:value-type="float">
            <text:p>-39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table:style-name="ce34"/>
          <table:table-cell table:style-name="ce40" office:value-type="float" office:value="-37.52" calcext:value-type="float">
            <text:p>-37.52</text:p>
          </table:table-cell>
          <table:table-cell table:style-name="ce40" office:value-type="float" office:value="-60.32" calcext:value-type="float">
            <text:p>-60.32</text:p>
          </table:table-cell>
          <table:table-cell table:style-name="ce40" office:value-type="float" office:value="17.75" calcext:value-type="float">
            <text:p>17.7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19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33" calcext:value-type="float">
            <text:p>0.03</text:p>
          </table:table-cell>
          <table:table-cell office:value-type="float" office:value="0.018" calcext:value-type="float">
            <text:p>0.02</text:p>
          </table:table-cell>
          <table:table-cell office:value-type="float" office:value="32" calcext:value-type="float">
            <text:p>32.00</text:p>
          </table:table-cell>
          <table:table-cell office:value-type="float" office:value="5.64" calcext:value-type="float">
            <text:p>5.64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10" calcext:value-type="float">
            <text:p>10</text:p>
          </table:table-cell>
          <table:table-cell table:style-name="ce34"/>
          <table:table-cell table:style-name="ce40" office:value-type="float" office:value="-4.04" calcext:value-type="float">
            <text:p>-4.04</text:p>
          </table:table-cell>
          <table:table-cell table:style-name="ce40" office:value-type="float" office:value="-51.07" calcext:value-type="float">
            <text:p>-51.07</text:p>
          </table:table-cell>
          <table:table-cell table:style-name="ce40" office:value-type="float" office:value="8.38" calcext:value-type="float">
            <text:p>8.38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0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23" calcext:value-type="float">
            <text:p>4.23</text:p>
          </table:table-cell>
          <table:table-cell office:value-type="float" office:value="-9" calcext:value-type="float">
            <text:p>-9</text:p>
          </table:table-cell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table:style-name="ce34"/>
          <table:table-cell table:style-name="ce40" office:value-type="float" office:value="-9.52" calcext:value-type="float">
            <text:p>-9.52</text:p>
          </table:table-cell>
          <table:table-cell table:style-name="ce40" office:value-type="float" office:value="-50.52" calcext:value-type="float">
            <text:p>-50.52</text:p>
          </table:table-cell>
          <table:table-cell table:style-name="ce40" office:value-type="float" office:value="2.93" calcext:value-type="float">
            <text:p>2.93</text:p>
          </table:table-cell>
          <table:table-cell table:style-name="ce40" office:value-type="string" calcext:value-type="string">
            <text:p>Culmen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19" calcext:value-type="float">
            <text:p>4.19</text:p>
          </table:table-cell>
          <table:table-cell office:value-type="float" office:value="-18" calcext:value-type="float">
            <text:p>-18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table:style-name="ce34"/>
          <table:table-cell table:style-name="ce40" office:value-type="float" office:value="-17.93" calcext:value-type="float">
            <text:p>-17.93</text:p>
          </table:table-cell>
          <table:table-cell table:style-name="ce40" office:value-type="float" office:value="-53.79" calcext:value-type="float">
            <text:p>-53.79</text:p>
          </table:table-cell>
          <table:table-cell table:style-name="ce40" office:value-type="float" office:value="7.89" calcext:value-type="float">
            <text:p>7.89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0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33" calcext:value-type="float">
            <text:p>0.03</text:p>
          </table:table-cell>
          <table:table-cell office:value-type="float" office:value="0.018" calcext:value-type="float">
            <text:p>0.02</text:p>
          </table:table-cell>
          <table:table-cell office:value-type="float" office:value="32" calcext:value-type="float">
            <text:p>32.00</text:p>
          </table:table-cell>
          <table:table-cell office:value-type="float" office:value="5.59" calcext:value-type="float">
            <text:p>5.5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15.43" calcext:value-type="float">
            <text:p>15.43</text:p>
          </table:table-cell>
          <table:table-cell table:style-name="ce40" office:value-type="float" office:value="3.94" calcext:value-type="float">
            <text:p>3.94</text:p>
          </table:table-cell>
          <table:table-cell table:style-name="ce40" office:value-type="float" office:value="22.03" calcext:value-type="float">
            <text:p>22.03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Body</text:p>
          </table:table-cell>
          <table:table-cell table:style-name="ce66" office:value-type="string" calcext:value-type="string">
            <text:p>Sub-lobar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55" calcext:value-type="float">
            <text:p>4.5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ce34"/>
          <table:table-cell table:style-name="ce40" office:value-type="float" office:value="18.29" calcext:value-type="float">
            <text:p>18.29</text:p>
          </table:table-cell>
          <table:table-cell table:style-name="ce40" office:value-type="float" office:value="20.96" calcext:value-type="float">
            <text:p>20.96</text:p>
          </table:table-cell>
          <table:table-cell table:style-name="ce40" office:value-type="float" office:value="20.99" calcext:value-type="float">
            <text:p>20.99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05" calcext:value-type="float">
            <text:p>4.0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style-name="ce34"/>
          <table:table-cell table:style-name="ce40" office:value-type="float" office:value="15.53" calcext:value-type="float">
            <text:p>15.53</text:p>
          </table:table-cell>
          <table:table-cell table:style-name="ce40" office:value-type="float" office:value="29.36" calcext:value-type="float">
            <text:p>29.36</text:p>
          </table:table-cell>
          <table:table-cell table:style-name="ce40" office:value-type="float" office:value="21.74" calcext:value-type="float">
            <text:p>21.74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55" calcext:value-type="float">
            <text:p>0.06</text:p>
          </table:table-cell>
          <table:table-cell office:value-type="float" office:value="0.027" calcext:value-type="float">
            <text:p>0.03</text:p>
          </table:table-cell>
          <table:table-cell office:value-type="float" office:value="28" calcext:value-type="float">
            <text:p>28.00</text:p>
          </table:table-cell>
          <table:table-cell office:value-type="float" office:value="5.24" calcext:value-type="float">
            <text:p>5.24</text:p>
          </table:table-cell>
          <table:table-cell office:value-type="float" office:value="57" calcext:value-type="float">
            <text:p>57</text:p>
          </table:table-cell>
          <table:table-cell office:value-type="float" office:value="-61" calcext:value-type="float">
            <text:p>-61</text:p>
          </table:table-cell>
          <table:table-cell office:value-type="float" office:value="25" calcext:value-type="float">
            <text:p>25</text:p>
          </table:table-cell>
          <table:table-cell table:style-name="ce34"/>
          <table:table-cell table:style-name="ce40" office:value-type="float" office:value="51.29" calcext:value-type="float">
            <text:p>51.29</text:p>
          </table:table-cell>
          <table:table-cell table:style-name="ce40" office:value-type="float" office:value="-61.05" calcext:value-type="float">
            <text:p>-61.05</text:p>
          </table:table-cell>
          <table:table-cell table:style-name="ce40" office:value-type="float" office:value="21.88" calcext:value-type="float">
            <text:p>21.88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22" calcext:value-type="float">
            <text:p>4.22</text:p>
          </table:table-cell>
          <table:table-cell office:value-type="float" office:value="51" calcext:value-type="float">
            <text:p>51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table:style-name="ce34"/>
          <table:table-cell table:style-name="ce40" office:value-type="float" office:value="45.71" calcext:value-type="float">
            <text:p>45.71</text:p>
          </table:table-cell>
          <table:table-cell table:style-name="ce40" office:value-type="float" office:value="-55.69" calcext:value-type="float">
            <text:p>-55.6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.002" calcext:value-type="float">
            <text:p>0.00</text:p>
          </table:table-cell>
          <table:table-cell office:value-type="float" office:value="56" calcext:value-type="float">
            <text:p>56.00</text:p>
          </table:table-cell>
          <table:table-cell office:value-type="float" office:value="4.83" calcext:value-type="float">
            <text:p>4.83</text:p>
          </table:table-cell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office:value-type="float" office:value="22" calcext:value-type="float">
            <text:p>22</text:p>
          </table:table-cell>
          <table:table-cell table:style-name="ce34"/>
          <table:table-cell table:style-name="ce40" office:value-type="float" office:value="1.39" calcext:value-type="float">
            <text:p>1.39</text:p>
          </table:table-cell>
          <table:table-cell table:style-name="ce40" office:value-type="float" office:value="-46.55" calcext:value-type="float">
            <text:p>-46.55</text:p>
          </table:table-cell>
          <table:table-cell table:style-name="ce40" office:value-type="float" office:value="19.71" calcext:value-type="float">
            <text:p>19.71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0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7" calcext:value-type="float">
            <text:p>4.70</text:p>
          </table:table-cell>
          <table:table-cell office:value-type="float" office:value="-12" calcext:value-type="float">
            <text:p>-12</text:p>
          </table:table-cell>
          <table:table-cell office:value-type="float" office:value="-55" calcext:value-type="float">
            <text:p>-55</text:p>
          </table:table-cell>
          <table:table-cell office:value-type="float" office:value="19" calcext:value-type="float">
            <text:p>19</text:p>
          </table:table-cell>
          <table:table-cell table:style-name="ce34"/>
          <table:table-cell table:style-name="ce40" office:value-type="float" office:value="-12.48" calcext:value-type="float">
            <text:p>-12.48</text:p>
          </table:table-cell>
          <table:table-cell table:style-name="ce40" office:value-type="float" office:value="-54.6" calcext:value-type="float">
            <text:p>-54.6</text:p>
          </table:table-cell>
          <table:table-cell table:style-name="ce40" office:value-type="float" office:value="16.01" calcext:value-type="float">
            <text:p>16.01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0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34" calcext:value-type="float">
            <text:p>4.34</text:p>
          </table:table-cell>
          <table:table-cell office:value-type="float" office:value="9" calcext:value-type="float">
            <text:p>9</text:p>
          </table:table-cell>
          <table:table-cell office:value-type="float" office:value="-55" calcext:value-type="float">
            <text:p>-55</text:p>
          </table:table-cell>
          <table:table-cell office:value-type="float" office:value="25" calcext:value-type="float">
            <text:p>25</text:p>
          </table:table-cell>
          <table:table-cell table:style-name="ce34"/>
          <table:table-cell table:style-name="ce40" office:value-type="float" office:value="6.88" calcext:value-type="float">
            <text:p>6.88</text:p>
          </table:table-cell>
          <table:table-cell table:style-name="ce40" office:value-type="float" office:value="-55.23" calcext:value-type="float">
            <text:p>-55.23</text:p>
          </table:table-cell>
          <table:table-cell table:style-name="ce40" office:value-type="float" office:value="21.68" calcext:value-type="float">
            <text:p>21.68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1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96" calcext:value-type="float">
            <text:p>96.00</text:p>
          </table:table-cell>
          <table:table-cell office:value-type="float" office:value="4.76" calcext:value-type="float">
            <text:p>4.76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table:style-name="ce34"/>
          <table:table-cell table:style-name="ce40" office:value-type="float" office:value="-9.16" calcext:value-type="float">
            <text:p>-9.16</text:p>
          </table:table-cell>
          <table:table-cell table:style-name="ce40" office:value-type="float" office:value="37.17" calcext:value-type="float">
            <text:p>37.17</text:p>
          </table:table-cell>
          <table:table-cell table:style-name="ce40" office:value-type="float" office:value="0.44" calcext:value-type="float">
            <text:p>0.44</text:p>
          </table:table-cell>
          <table:table-cell table:style-name="ce40" office:value-type="string" calcext:value-type="string">
            <text:p>Anterior Cingulate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61" calcext:value-type="float">
            <text:p>4.6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-11" calcext:value-type="float">
            <text:p>-11</text:p>
          </table:table-cell>
          <table:table-cell table:style-name="ce34"/>
          <table:table-cell table:style-name="ce40" office:value-type="float" office:value="1.95" calcext:value-type="float">
            <text:p>1.95</text:p>
          </table:table-cell>
          <table:table-cell table:style-name="ce40" office:value-type="float" office:value="23.4" calcext:value-type="float">
            <text:p>23.4</text:p>
          </table:table-cell>
          <table:table-cell table:style-name="ce40" office:value-type="float" office:value="-3.38" calcext:value-type="float">
            <text:p>-3.38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24</text:p>
          </table:table-cell>
          <table:table-cell table:style-name="ce66" office:value-type="string" calcext:value-type="string">
            <text:p>Limbic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45" calcext:value-type="float">
            <text:p>4.4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table:style-name="ce34"/>
          <table:table-cell table:style-name="ce40" office:value-type="float" office:value="7.61" calcext:value-type="float">
            <text:p>7.61</text:p>
          </table:table-cell>
          <table:table-cell table:style-name="ce40" office:value-type="float" office:value="40.66" calcext:value-type="float">
            <text:p>40.66</text:p>
          </table:table-cell>
          <table:table-cell table:style-name="ce40" office:value-type="float" office:value="-7.06" calcext:value-type="float">
            <text:p>-7.06</text:p>
          </table:table-cell>
          <table:table-cell table:style-name="ce40" office:value-type="string" calcext:value-type="string">
            <text:p>Medial Frontal Gyrus</text:p>
          </table:table-cell>
          <table:table-cell table:style-name="ce57" office:value-type="string" calcext:value-type="string">
            <text:p>BA 10</text:p>
          </table:table-cell>
          <table:table-cell table:style-name="ce66" office:value-type="string" calcext:value-type="string">
            <text:p>Fron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/>
          <table:table-cell office:value-type="float" office:value="0.006" calcext:value-type="float">
            <text:p>0.01</text:p>
          </table:table-cell>
          <table:table-cell office:value-type="float" office:value="0.004" calcext:value-type="float">
            <text:p>0.00</text:p>
          </table:table-cell>
          <table:table-cell office:value-type="float" office:value="46" calcext:value-type="float">
            <text:p>46.00</text:p>
          </table:table-cell>
          <table:table-cell office:value-type="float" office:value="4.54" calcext:value-type="float">
            <text:p>4.54</text:p>
          </table:table-cell>
          <table:table-cell office:value-type="float" office:value="6" calcext:value-type="float">
            <text:p>6</text:p>
          </table:table-cell>
          <table:table-cell office:value-type="float" office:value="-82" calcext:value-type="float">
            <text:p>-82</text:p>
          </table:table-cell>
          <table:table-cell office:value-type="float" office:value="22" calcext:value-type="float">
            <text:p>22</text:p>
          </table:table-cell>
          <table:table-cell table:style-name="ce34"/>
          <table:table-cell table:style-name="ce40" office:value-type="float" office:value="4.08" calcext:value-type="float">
            <text:p>4.08</text:p>
          </table:table-cell>
          <table:table-cell table:style-name="ce40" office:value-type="float" office:value="-80.1" calcext:value-type="float">
            <text:p>-80.1</text:p>
          </table:table-cell>
          <table:table-cell table:style-name="ce40" office:value-type="float" office:value="16.58" calcext:value-type="float">
            <text:p>16.58</text:p>
          </table:table-cell>
          <table:table-cell table:style-name="ce48" office:value-type="string" calcext:value-type="string">
            <text:p>Cune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2" calcext:value-type="float">
            <text:p>4.20</text:p>
          </table:table-cell>
          <table:table-cell office:value-type="float" office:value="6" calcext:value-type="float">
            <text:p>6</text:p>
          </table:table-cell>
          <table:table-cell office:value-type="float" office:value="-82" calcext:value-type="float">
            <text:p>-82</text:p>
          </table:table-cell>
          <table:table-cell office:value-type="float" office:value="37" calcext:value-type="float">
            <text:p>37</text:p>
          </table:table-cell>
          <table:table-cell table:style-name="ce34"/>
          <table:table-cell table:style-name="ce40" office:value-type="float" office:value="3.9" calcext:value-type="float">
            <text:p>3.9</text:p>
          </table:table-cell>
          <table:table-cell table:style-name="ce40" office:value-type="float" office:value="-81.41" calcext:value-type="float">
            <text:p>-81.41</text:p>
          </table:table-cell>
          <table:table-cell table:style-name="ce40" office:value-type="float" office:value="29.96" calcext:value-type="float">
            <text:p>29.96</text:p>
          </table:table-cell>
          <table:table-cell table:style-name="ce48" office:value-type="string" calcext:value-type="string">
            <text:p>Cune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/>
          <table:table-cell table:style-name="ce8"/>
          <table:table-cell table:style-name="ce14"/>
          <table:table-cell table:style-name="ce20" table:number-columns-repeated="2"/>
          <table:table-cell table:style-name="ce14"/>
          <table:table-cell table:style-name="ce14" office:value-type="float" office:value="3.7" calcext:value-type="float">
            <text:p>3.7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-85" calcext:value-type="float">
            <text:p>-85</text:p>
          </table:table-cell>
          <table:table-cell table:style-name="ce29" office:value-type="float" office:value="22" calcext:value-type="float">
            <text:p>22</text:p>
          </table:table-cell>
          <table:table-cell table:style-name="ce35"/>
          <table:table-cell table:style-name="ce41" office:value-type="float" office:value="12.4" calcext:value-type="float">
            <text:p>12.4</text:p>
          </table:table-cell>
          <table:table-cell table:style-name="ce41" office:value-type="float" office:value="-82.94" calcext:value-type="float">
            <text:p>-82.94</text:p>
          </table:table-cell>
          <table:table-cell table:style-name="ce41" office:value-type="float" office:value="16.45" calcext:value-type="float">
            <text:p>16.45</text:p>
          </table:table-cell>
          <table:table-cell table:style-name="ce48" office:value-type="string" calcext:value-type="string">
            <text:p>Cuneus</text:p>
          </table:table-cell>
          <table:table-cell table:style-name="ce60" office:value-type="string" calcext:value-type="string">
            <text:p>BA 18</text:p>
          </table:table-cell>
          <table:table-cell table:style-name="ce67" office:value-type="string" calcext:value-type="string">
            <text:p>Occipital Lob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ixed-dominant:BR-RplSM</text:p>
          </table:table-cell>
          <table:table-cell table:style-name="ce11" table:number-columns-repeated="2"/>
          <table:table-cell table:style-name="ce21" table:number-columns-repeated="2"/>
          <table:table-cell table:style-name="ce11" table:number-columns-repeated="2"/>
          <table:table-cell table:style-name="ce30" table:number-columns-repeated="3"/>
          <table:table-cell table:style-name="ce11"/>
          <table:table-cell table:style-name="ce21" table:number-columns-repeated="4"/>
          <table:table-cell table:style-name="ce63"/>
          <table:table-cell table:style-name="ce21"/>
          <table:table-cell table:number-columns-repeated="99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Up (1)</text:p>
          </table:table-cell>
          <table:table-cell table:style-name="ce13"/>
          <table:table-cell table:number-columns-repeated="2" table:style-name="ce19" office:value-type="float" office:value="0" calcext:value-type="float">
            <text:p>0.00</text:p>
          </table:table-cell>
          <table:table-cell table:style-name="ce13" office:value-type="float" office:value="163" calcext:value-type="float">
            <text:p>163.00</text:p>
          </table:table-cell>
          <table:table-cell table:style-name="ce13" office:value-type="float" office:value="7.26" calcext:value-type="float">
            <text:p>7.2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-31" calcext:value-type="float">
            <text:p>-31</text:p>
          </table:table-cell>
          <table:table-cell table:style-name="ce28" office:value-type="float" office:value="46" calcext:value-type="float">
            <text:p>46</text:p>
          </table:table-cell>
          <table:table-cell table:style-name="ce36"/>
          <table:table-cell table:style-name="ce39" office:value-type="float" office:value="45.56" calcext:value-type="float">
            <text:p>45.56</text:p>
          </table:table-cell>
          <table:table-cell table:style-name="ce39" office:value-type="float" office:value="-34.9" calcext:value-type="float">
            <text:p>-34.9</text:p>
          </table:table-cell>
          <table:table-cell table:style-name="ce39" office:value-type="float" office:value="43.18" calcext:value-type="float">
            <text:p>43.18</text:p>
          </table:table-cell>
          <table:table-cell table:style-name="ce50" office:value-type="string" calcext:value-type="string">
            <text:p>Inferior Parietal Lobule</text:p>
          </table:table-cell>
          <table:table-cell table:style-name="ce58" office:value-type="string" calcext:value-type="string">
            <text:p>BA 40</text:p>
          </table:table-cell>
          <table:table-cell table:style-name="ce65" office:value-type="string" calcext:value-type="string">
            <text:p>Parietal Lobe</text:p>
          </table:table-cell>
          <table:table-cell table:style-name="Default" table:number-columns-repeated="3"/>
          <table:table-cell table:number-columns-repeated="991"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26" calcext:value-type="float">
            <text:p>6.26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31" calcext:value-type="float">
            <text:p>31</text:p>
          </table:table-cell>
          <table:table-cell table:style-name="ce37"/>
          <table:table-cell table:style-name="ce40" office:value-type="float" office:value="51.26" calcext:value-type="float">
            <text:p>51.26</text:p>
          </table:table-cell>
          <table:table-cell table:style-name="ce40" office:value-type="float" office:value="-44.8" calcext:value-type="float">
            <text:p>-44.8</text:p>
          </table:table-cell>
          <table:table-cell table:style-name="ce40" office:value-type="float" office:value="28.83" calcext:value-type="float">
            <text:p>28.83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style-name="Default" table:number-columns-repeated="3"/>
          <table:table-cell table:number-columns-repeated="991"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6.17" calcext:value-type="float">
            <text:p>6.17</text:p>
          </table:table-cell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  <table:table-cell office:value-type="float" office:value="55" calcext:value-type="float">
            <text:p>55</text:p>
          </table:table-cell>
          <table:table-cell table:style-name="ce37"/>
          <table:table-cell table:style-name="ce40" office:value-type="float" office:value="48.21" calcext:value-type="float">
            <text:p>48.21</text:p>
          </table:table-cell>
          <table:table-cell table:style-name="ce40" office:value-type="float" office:value="-41.29" calcext:value-type="float">
            <text:p>-41.29</text:p>
          </table:table-cell>
          <table:table-cell table:style-name="ce40" office:value-type="float" office:value="50.73" calcext:value-type="float">
            <text:p>50.73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style-name="Default" table:number-columns-repeated="3"/>
          <table:table-cell table:number-columns-repeated="991"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88" calcext:value-type="float">
            <text:p>88.00</text:p>
          </table:table-cell>
          <table:table-cell office:value-type="float" office:value="4.95" calcext:value-type="float">
            <text:p>4.95</text:p>
          </table:table-cell>
          <table:table-cell office:value-type="float" office:value="-39" calcext:value-type="float">
            <text:p>-39</text:p>
          </table:table-cell>
          <table:table-cell office:value-type="float" office:value="-46" calcext:value-type="float">
            <text:p>-46</text:p>
          </table:table-cell>
          <table:table-cell office:value-type="float" office:value="46" calcext:value-type="float">
            <text:p>46</text:p>
          </table:table-cell>
          <table:table-cell table:style-name="ce37"/>
          <table:table-cell table:style-name="ce40" office:value-type="float" office:value="-37.76" calcext:value-type="float">
            <text:p>-37.76</text:p>
          </table:table-cell>
          <table:table-cell table:style-name="ce40" office:value-type="float" office:value="-48.44" calcext:value-type="float">
            <text:p>-48.44</text:p>
          </table:table-cell>
          <table:table-cell table:style-name="ce40" office:value-type="float" office:value="40.49" calcext:value-type="float">
            <text:p>40.49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style-name="Default" table:number-columns-repeated="3"/>
          <table:table-cell table:number-columns-repeated="991"/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41" calcext:value-type="float">
            <text:p>4.41</text:p>
          </table:table-cell>
          <table:table-cell office:value-type="float" office:value="-30" calcext:value-type="float">
            <text:p>-30</text:p>
          </table:table-cell>
          <table:table-cell office:value-type="float" office:value="-58" calcext:value-type="float">
            <text:p>-58</text:p>
          </table:table-cell>
          <table:table-cell office:value-type="float" office:value="46" calcext:value-type="float">
            <text:p>46</text:p>
          </table:table-cell>
          <table:table-cell table:style-name="ce37"/>
          <table:table-cell table:style-name="ce40" office:value-type="float" office:value="-29.46" calcext:value-type="float">
            <text:p>-29.46</text:p>
          </table:table-cell>
          <table:table-cell table:style-name="ce40" office:value-type="float" office:value="-59.66" calcext:value-type="float">
            <text:p>-59.66</text:p>
          </table:table-cell>
          <table:table-cell table:style-name="ce40" office:value-type="float" office:value="39.57" calcext:value-type="float">
            <text:p>39.57</text:p>
          </table:table-cell>
          <table:table-cell table:style-name="ce46" office:value-type="string" calcext:value-type="string">
            <text:p>Angular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Parie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office:value-type="float" office:value="4.1" calcext:value-type="float">
            <text:p>4.10</text:p>
          </table:table-cell>
          <table:table-cell office:value-type="float" office:value="-45" calcext:value-type="float">
            <text:p>-45</text:p>
          </table:table-cell>
          <table:table-cell office:value-type="float" office:value="-28" calcext:value-type="float">
            <text:p>-28</text:p>
          </table:table-cell>
          <table:table-cell office:value-type="float" office:value="43" calcext:value-type="float">
            <text:p>43</text:p>
          </table:table-cell>
          <table:table-cell table:style-name="ce37"/>
          <table:table-cell table:style-name="ce40" office:value-type="float" office:value="-43.24" calcext:value-type="float">
            <text:p>-43.24</text:p>
          </table:table-cell>
          <table:table-cell table:style-name="ce40" office:value-type="float" office:value="-31.38" calcext:value-type="float">
            <text:p>-31.38</text:p>
          </table:table-cell>
          <table:table-cell table:style-name="ce40" office:value-type="float" office:value="39.31" calcext:value-type="float">
            <text:p>39.31</text:p>
          </table:table-cell>
          <table:table-cell table:style-name="ce47" office:value-type="string" calcext:value-type="string">
            <text:p>Inferior Parietal Lobule</text:p>
          </table:table-cell>
          <table:table-cell table:style-name="ce57" office:value-type="string" calcext:value-type="string">
            <text:p>BA 40</text:p>
          </table:table-cell>
          <table:table-cell table:style-name="ce66" office:value-type="string" calcext:value-type="string">
            <text:p>Parie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/>
          <table:table-cell table:style-name="ce18" table:number-columns-repeated="3"/>
          <table:table-cell table:style-name="ce37"/>
          <table:table-cell table:style-name="ce40" table:number-columns-repeated="4"/>
          <table:table-cell table:style-name="ce57"/>
          <table:table-cell table:style-name="ce66"/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Down (-1)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12" calcext:value-type="float">
            <text:p>112.00</text:p>
          </table:table-cell>
          <table:table-cell table:style-name="ce22" office:value-type="float" office:value="6.4" calcext:value-type="float">
            <text:p>6.4</text:p>
          </table:table-cell>
          <table:table-cell office:value-type="float" office:value="-51" calcext:value-type="float">
            <text:p>-51</text:p>
          </table:table-cell>
          <table:table-cell office:value-type="float" office:value="-70" calcext:value-type="float">
            <text:p>-70</text:p>
          </table:table-cell>
          <table:table-cell office:value-type="float" office:value="25" calcext:value-type="float">
            <text:p>25</text:p>
          </table:table-cell>
          <table:table-cell table:style-name="ce37"/>
          <table:table-cell table:style-name="ce40" office:value-type="float" office:value="-48.68" calcext:value-type="float">
            <text:p>-48.68</text:p>
          </table:table-cell>
          <table:table-cell table:style-name="ce40" office:value-type="float" office:value="-68.91" calcext:value-type="float">
            <text:p>-68.91</text:p>
          </table:table-cell>
          <table:table-cell table:style-name="ce40" office:value-type="float" office:value="19.45" calcext:value-type="float">
            <text:p>19.4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61" calcext:value-type="float">
            <text:p>4.61</text:p>
          </table:table-cell>
          <table:table-cell office:value-type="float" office:value="-42" calcext:value-type="float">
            <text:p>-42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table:style-name="ce37"/>
          <table:table-cell table:style-name="ce40" office:value-type="float" office:value="-40.29" calcext:value-type="float">
            <text:p>-40.29</text:p>
          </table:table-cell>
          <table:table-cell table:style-name="ce40" office:value-type="float" office:value="-60.31" calcext:value-type="float">
            <text:p>-60.31</text:p>
          </table:table-cell>
          <table:table-cell table:style-name="ce40" office:value-type="float" office:value="17.7" calcext:value-type="float">
            <text:p>17.7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19</text:p>
          </table:table-cell>
          <table:table-cell table:style-name="ce66" office:value-type="string" calcext:value-type="string">
            <text:p>Occipi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3.96" calcext:value-type="float">
            <text:p>3.96</text:p>
          </table:table-cell>
          <table:table-cell office:value-type="float" office:value="-39" calcext:value-type="float">
            <text:p>-39</text:p>
          </table:table-cell>
          <table:table-cell office:value-type="float" office:value="-79" calcext:value-type="float">
            <text:p>-79</text:p>
          </table:table-cell>
          <table:table-cell office:value-type="float" office:value="28" calcext:value-type="float">
            <text:p>28</text:p>
          </table:table-cell>
          <table:table-cell table:style-name="ce37"/>
          <table:table-cell table:style-name="ce40" office:value-type="float" office:value="-37.63" calcext:value-type="float">
            <text:p>-37.63</text:p>
          </table:table-cell>
          <table:table-cell table:style-name="ce40" office:value-type="float" office:value="-77.61" calcext:value-type="float">
            <text:p>-77.61</text:p>
          </table:table-cell>
          <table:table-cell table:style-name="ce40" office:value-type="float" office:value="21.51" calcext:value-type="float">
            <text:p>21.51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19</text:p>
          </table:table-cell>
          <table:table-cell table:style-name="ce66" office:value-type="string" calcext:value-type="string">
            <text:p>Tempor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76" calcext:value-type="float">
            <text:p>76.00</text:p>
          </table:table-cell>
          <table:table-cell table:style-name="ce22" office:value-type="float" office:value="6.38" calcext:value-type="float">
            <text:p>6.38</text:p>
          </table:table-cell>
          <table:table-cell office:value-type="float" office:value="-39" calcext:value-type="float">
            <text:p>-39</text:p>
          </table:table-cell>
          <table:table-cell office:value-type="float" office:value="35" calcext:value-type="float">
            <text:p>35</text:p>
          </table:table-cell>
          <table:table-cell office:value-type="float" office:value="-14" calcext:value-type="float">
            <text:p>-14</text:p>
          </table:table-cell>
          <table:table-cell table:style-name="ce37"/>
          <table:table-cell table:style-name="ce40" office:value-type="float" office:value="-36.86" calcext:value-type="float">
            <text:p>-36.86</text:p>
          </table:table-cell>
          <table:table-cell table:style-name="ce40" office:value-type="float" office:value="32.25" calcext:value-type="float">
            <text:p>32.25</text:p>
          </table:table-cell>
          <table:table-cell table:style-name="ce40" office:value-type="float" office:value="-5.9" calcext:value-type="float">
            <text:p>-5.9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9" calcext:value-type="float">
            <text:p>5.9</text:p>
          </table:table-cell>
          <table:table-cell office:value-type="float" office:value="-45" calcext:value-type="float">
            <text:p>-45</text:p>
          </table:table-cell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table:style-name="ce37"/>
          <table:table-cell table:style-name="ce40" office:value-type="float" office:value="-42.56" calcext:value-type="float">
            <text:p>-42.56</text:p>
          </table:table-cell>
          <table:table-cell table:style-name="ce40" office:value-type="float" office:value="28.43" calcext:value-type="float">
            <text:p>28.43</text:p>
          </table:table-cell>
          <table:table-cell table:style-name="ce40" office:value-type="float" office:value="4.45" calcext:value-type="float">
            <text:p>4.45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13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2" calcext:value-type="float">
            <text:p>5.2</text:p>
          </table:table-cell>
          <table:table-cell office:value-type="float" office:value="-45" calcext:value-type="float">
            <text:p>-45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table:style-name="ce37"/>
          <table:table-cell table:style-name="ce40" office:value-type="float" office:value="-42.46" calcext:value-type="float">
            <text:p>-42.46</text:p>
          </table:table-cell>
          <table:table-cell table:style-name="ce40" office:value-type="float" office:value="26.42" calcext:value-type="float">
            <text:p>26.42</text:p>
          </table:table-cell>
          <table:table-cell table:style-name="ce40" office:value-type="float" office:value="-3.85" calcext:value-type="float">
            <text:p>-3.85</text:p>
          </table:table-cell>
          <table:table-cell table:style-name="ce40" office:value-type="string" calcext:value-type="string">
            <text:p>Inferior Frontal Gyrus</text:p>
          </table:table-cell>
          <table:table-cell table:style-name="ce57" office:value-type="string" calcext:value-type="string">
            <text:p>BA 47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office:value-type="float" office:value="0.002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56" calcext:value-type="float">
            <text:p>56.00</text:p>
          </table:table-cell>
          <table:table-cell table:style-name="ce22" office:value-type="float" office:value="6.23" calcext:value-type="float">
            <text:p>6.23</text:p>
          </table:table-cell>
          <table:table-cell office:value-type="float" office:value="57" calcext:value-type="float">
            <text:p>57</text:p>
          </table:table-cell>
          <table:table-cell office:value-type="float" office:value="-61" calcext:value-type="float">
            <text:p>-61</text:p>
          </table:table-cell>
          <table:table-cell office:value-type="float" office:value="25" calcext:value-type="float">
            <text:p>25</text:p>
          </table:table-cell>
          <table:table-cell table:style-name="ce37"/>
          <table:table-cell table:style-name="ce40" office:value-type="float" office:value="51.29" calcext:value-type="float">
            <text:p>51.29</text:p>
          </table:table-cell>
          <table:table-cell table:style-name="ce40" office:value-type="float" office:value="-61.05" calcext:value-type="float">
            <text:p>-61.05</text:p>
          </table:table-cell>
          <table:table-cell table:style-name="ce40" office:value-type="float" office:value="21.88" calcext:value-type="float">
            <text:p>21.88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72" calcext:value-type="float">
            <text:p>4.72</text:p>
          </table:table-cell>
          <table:table-cell office:value-type="float" office:value="51" calcext:value-type="float">
            <text:p>51</text:p>
          </table:table-cell>
          <table:table-cell office:value-type="float" office:value="-55" calcext:value-type="float">
            <text:p>-55</text:p>
          </table:table-cell>
          <table:table-cell office:value-type="float" office:value="28" calcext:value-type="float">
            <text:p>28</text:p>
          </table:table-cell>
          <table:table-cell table:style-name="ce37"/>
          <table:table-cell table:style-name="ce40" office:value-type="float" office:value="45.71" calcext:value-type="float">
            <text:p>45.71</text:p>
          </table:table-cell>
          <table:table-cell table:style-name="ce40" office:value-type="float" office:value="-55.69" calcext:value-type="float">
            <text:p>-55.69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string" calcext:value-type="string">
            <text:p>Middle Temporal Gyrus</text:p>
          </table:table-cell>
          <table:table-cell table:style-name="ce57" office:value-type="string" calcext:value-type="string">
            <text:p>BA 39</text:p>
          </table:table-cell>
          <table:table-cell table:style-name="ce66" office:value-type="string" calcext:value-type="string">
            <text:p>Tempor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75" calcext:value-type="float">
            <text:p>75.00</text:p>
          </table:table-cell>
          <table:table-cell table:style-name="ce22" office:value-type="float" office:value="6.22" calcext:value-type="float">
            <text:p>6.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37"/>
          <table:table-cell table:style-name="ce40" office:value-type="float" office:value="15.43" calcext:value-type="float">
            <text:p>15.43</text:p>
          </table:table-cell>
          <table:table-cell table:style-name="ce40" office:value-type="float" office:value="3.94" calcext:value-type="float">
            <text:p>3.94</text:p>
          </table:table-cell>
          <table:table-cell table:style-name="ce40" office:value-type="float" office:value="22.03" calcext:value-type="float">
            <text:p>22.03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Body</text:p>
          </table:table-cell>
          <table:table-cell table:style-name="ce66" office:value-type="string" calcext:value-type="string">
            <text:p>Sub-lobar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49" calcext:value-type="float">
            <text:p>5.4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style-name="ce37"/>
          <table:table-cell table:style-name="ce40" office:value-type="float" office:value="18.28" calcext:value-type="float">
            <text:p>18.28</text:p>
          </table:table-cell>
          <table:table-cell table:style-name="ce40" office:value-type="float" office:value="18.17" calcext:value-type="float">
            <text:p>18.17</text:p>
          </table:table-cell>
          <table:table-cell table:style-name="ce40" office:value-type="float" office:value="20.72" calcext:value-type="float">
            <text:p>20.72</text:p>
          </table:table-cell>
          <table:table-cell table:style-name="ce40" office:value-type="string" calcext:value-type="string">
            <text:p>Caudate</text:p>
          </table:table-cell>
          <table:table-cell table:style-name="ce57" office:value-type="string" calcext:value-type="string">
            <text:p>Caudate Body</text:p>
          </table:table-cell>
          <table:table-cell table:style-name="ce66" office:value-type="string" calcext:value-type="string">
            <text:p>Sub-lobar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03" calcext:value-type="float">
            <text:p>5.0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style-name="ce37"/>
          <table:table-cell table:style-name="ce40" office:value-type="float" office:value="4.51" calcext:value-type="float">
            <text:p>4.51</text:p>
          </table:table-cell>
          <table:table-cell table:style-name="ce40" office:value-type="float" office:value="46.45" calcext:value-type="float">
            <text:p>46.45</text:p>
          </table:table-cell>
          <table:table-cell table:style-name="ce40" office:value-type="float" office:value="20.46" calcext:value-type="float">
            <text:p>20.46</text:p>
          </table:table-cell>
          <table:table-cell table:style-name="ce40" office:value-type="string" calcext:value-type="string">
            <text:p>Medial Frontal Gyrus</text:p>
          </table:table-cell>
          <table:table-cell table:style-name="ce57" office:value-type="string" calcext:value-type="string">
            <text:p>BA 9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572" calcext:value-type="float">
            <text:p>572.00</text:p>
          </table:table-cell>
          <table:table-cell table:style-name="ce22"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-82" calcext:value-type="float">
            <text:p>-82</text:p>
          </table:table-cell>
          <table:table-cell office:value-type="float" office:value="22" calcext:value-type="float">
            <text:p>22</text:p>
          </table:table-cell>
          <table:table-cell table:style-name="ce37"/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-80.09" calcext:value-type="float">
            <text:p>-80.09</text:p>
          </table:table-cell>
          <table:table-cell table:style-name="ce40" office:value-type="float" office:value="16.53" calcext:value-type="float">
            <text:p>16.53</text:p>
          </table:table-cell>
          <table:table-cell table:style-name="ce53" office:value-type="string" calcext:value-type="string">
            <text:p>Cune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55" calcext:value-type="float">
            <text:p>5.55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10" calcext:value-type="float">
            <text:p>10</text:p>
          </table:table-cell>
          <table:table-cell table:style-name="ce37"/>
          <table:table-cell table:style-name="ce40" office:value-type="float" office:value="-4.04" calcext:value-type="float">
            <text:p>-4.04</text:p>
          </table:table-cell>
          <table:table-cell table:style-name="ce40" office:value-type="float" office:value="-51.07" calcext:value-type="float">
            <text:p>-51.07</text:p>
          </table:table-cell>
          <table:table-cell table:style-name="ce40" office:value-type="float" office:value="8.38" calcext:value-type="float">
            <text:p>8.38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30</text:p>
          </table:table-cell>
          <table:table-cell table:style-name="ce66" office:value-type="string" calcext:value-type="string">
            <text:p>Limbic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35" calcext:value-type="float">
            <text:p>5.35</text:p>
          </table:table-cell>
          <table:table-cell office:value-type="float" office:value="15" calcext:value-type="float">
            <text:p>15</text:p>
          </table:table-cell>
          <table:table-cell office:value-type="float" office:value="-55" calcext:value-type="float">
            <text:p>-55</text:p>
          </table:table-cell>
          <table:table-cell office:value-type="float" office:value="19" calcext:value-type="float">
            <text:p>19</text:p>
          </table:table-cell>
          <table:table-cell table:style-name="ce37"/>
          <table:table-cell table:style-name="ce40" office:value-type="float" office:value="12.5" calcext:value-type="float">
            <text:p>12.5</text:p>
          </table:table-cell>
          <table:table-cell table:style-name="ce40" office:value-type="float" office:value="-54.73" calcext:value-type="float">
            <text:p>-54.73</text:p>
          </table:table-cell>
          <table:table-cell table:style-name="ce40" office:value-type="float" office:value="16.42" calcext:value-type="float">
            <text:p>16.42</text:p>
          </table:table-cell>
          <table:table-cell table:style-name="ce46" office:value-type="string" calcext:value-type="string">
            <text:p>Posterior Cingulate</text:p>
          </table:table-cell>
          <table:table-cell table:style-name="ce57" office:value-type="string" calcext:value-type="string">
            <text:p>BA 23</text:p>
          </table:table-cell>
          <table:table-cell table:style-name="ce66" office:value-type="string" calcext:value-type="string">
            <text:p>Limbic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170" calcext:value-type="float">
            <text:p>170.00</text:p>
          </table:table-cell>
          <table:table-cell table:style-name="ce22"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-11" calcext:value-type="float">
            <text:p>-11</text:p>
          </table:table-cell>
          <table:table-cell table:style-name="ce37"/>
          <table:table-cell table:style-name="ce40" office:value-type="float" office:value="4.77" calcext:value-type="float">
            <text:p>4.77</text:p>
          </table:table-cell>
          <table:table-cell table:style-name="ce40" office:value-type="float" office:value="40.15" calcext:value-type="float">
            <text:p>40.15</text:p>
          </table:table-cell>
          <table:table-cell table:style-name="ce40" office:value-type="float" office:value="-1.75" calcext:value-type="float">
            <text:p>-1.75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.18" calcext:value-type="float">
            <text:p>5.18</text:p>
          </table:table-cell>
          <table:table-cell office:value-type="float" office:value="-9" calcext:value-type="float">
            <text:p>-9</text:p>
          </table:table-cell>
          <table:table-cell office:value-type="float" office:value="41" calcext:value-type="float">
            <text:p>41</text:p>
          </table:table-cell>
          <table:table-cell office:value-type="float" office:value="-8" calcext:value-type="float">
            <text:p>-8</text:p>
          </table:table-cell>
          <table:table-cell table:style-name="ce37"/>
          <table:table-cell table:style-name="ce40" office:value-type="float" office:value="-9.16" calcext:value-type="float">
            <text:p>-9.16</text:p>
          </table:table-cell>
          <table:table-cell table:style-name="ce40" office:value-type="float" office:value="37.17" calcext:value-type="float">
            <text:p>37.17</text:p>
          </table:table-cell>
          <table:table-cell table:style-name="ce40" office:value-type="float" office:value="0.44" calcext:value-type="float">
            <text:p>0.44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Limbic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-17" calcext:value-type="float">
            <text:p>-17</text:p>
          </table:table-cell>
          <table:table-cell table:style-name="ce37"/>
          <table:table-cell table:style-name="ce40" office:value-type="float" office:value="2.03" calcext:value-type="float">
            <text:p>2.03</text:p>
          </table:table-cell>
          <table:table-cell table:style-name="ce40" office:value-type="float" office:value="29.51" calcext:value-type="float">
            <text:p>29.51</text:p>
          </table:table-cell>
          <table:table-cell table:style-name="ce40" office:value-type="float" office:value="-8.21" calcext:value-type="float">
            <text:p>-8.21</text:p>
          </table:table-cell>
          <table:table-cell table:style-name="ce46" office:value-type="string" calcext:value-type="string">
            <text:p>Anterior Cingulate</text:p>
          </table:table-cell>
          <table:table-cell table:style-name="ce57" office:value-type="string" calcext:value-type="string">
            <text:p>BA 32</text:p>
          </table:table-cell>
          <table:table-cell table:style-name="ce66" office:value-type="string" calcext:value-type="string">
            <text:p>Limbic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office:value-type="float" office:value="0.002" calcext:value-type="float">
            <text:p>0.00</text:p>
          </table:table-cell>
          <table:table-cell office:value-type="float" office:value="0.001" calcext:value-type="float">
            <text:p>0.00</text:p>
          </table:table-cell>
          <table:table-cell office:value-type="float" office:value="57" calcext:value-type="float">
            <text:p>57.00</text:p>
          </table:table-cell>
          <table:table-cell table:style-name="ce22" office:value-type="float" office:value="4.96" calcext:value-type="float">
            <text:p>4.96</text:p>
          </table:table-cell>
          <table:table-cell office:value-type="float" office:value="3" calcext:value-type="float">
            <text:p>3</text:p>
          </table:table-cell>
          <table:table-cell office:value-type="float" office:value="-70" calcext:value-type="float">
            <text:p>-70</text:p>
          </table:table-cell>
          <table:table-cell office:value-type="float" office:value="4" calcext:value-type="float">
            <text:p>4</text:p>
          </table:table-cell>
          <table:table-cell table:style-name="ce37"/>
          <table:table-cell table:style-name="ce40" office:value-type="float" office:value="1.54" calcext:value-type="float">
            <text:p>1.54</text:p>
          </table:table-cell>
          <table:table-cell table:style-name="ce40" office:value-type="float" office:value="-67.34" calcext:value-type="float">
            <text:p>-67.34</text:p>
          </table:table-cell>
          <table:table-cell table:style-name="ce40" office:value-type="float" office:value="1.53" calcext:value-type="float">
            <text:p>1.53</text:p>
          </table:table-cell>
          <table:table-cell table:style-name="ce40" office:value-type="string" calcext:value-type="string">
            <text:p>Culmen of Vermis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6" calcext:value-type="float">
            <text:p>4.6</text:p>
          </table:table-cell>
          <table:table-cell office:value-type="float" office:value="15" calcext:value-type="float">
            <text:p>15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40" office:value-type="float" office:value="12.69" calcext:value-type="float">
            <text:p>12.69</text:p>
          </table:table-cell>
          <table:table-cell table:style-name="ce40" office:value-type="float" office:value="-64.34" calcext:value-type="float">
            <text:p>-64.34</text:p>
          </table:table-cell>
          <table:table-cell table:style-name="ce40" office:value-type="float" office:value="-0.7" calcext:value-type="float">
            <text:p>-0.7</text:p>
          </table:table-cell>
          <table:table-cell table:style-name="ce40" office:value-type="string" calcext:value-type="string">
            <text:p>Lingual Gyrus</text:p>
          </table:table-cell>
          <table:table-cell table:style-name="ce57" office:value-type="string" calcext:value-type="string">
            <text:p>BA 18</text:p>
          </table:table-cell>
          <table:table-cell table:style-name="ce66" office:value-type="string" calcext:value-type="string">
            <text:p>Occipi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29" calcext:value-type="float">
            <text:p>4.29</text:p>
          </table:table-cell>
          <table:table-cell office:value-type="float" office:value="15" calcext:value-type="float">
            <text:p>15</text:p>
          </table:table-cell>
          <table:table-cell office:value-type="float" office:value="-58" calcext:value-type="float">
            <text:p>-58</text:p>
          </table:table-cell>
          <table:table-cell office:value-type="float" office:value="-8" calcext:value-type="float">
            <text:p>-8</text:p>
          </table:table-cell>
          <table:table-cell table:style-name="ce37"/>
          <table:table-cell table:style-name="ce40" office:value-type="float" office:value="12.82" calcext:value-type="float">
            <text:p>12.82</text:p>
          </table:table-cell>
          <table:table-cell table:style-name="ce40" office:value-type="float" office:value="-55.17" calcext:value-type="float">
            <text:p>-55.17</text:p>
          </table:table-cell>
          <table:table-cell table:style-name="ce40" office:value-type="float" office:value="-7.94" calcext:value-type="float">
            <text:p>-7.94</text:p>
          </table:table-cell>
          <table:table-cell table:style-name="ce40" office:value-type="string" calcext:value-type="string">
            <text:p>Culmen</text:p>
          </table:table-cell>
          <table:table-cell table:style-name="ce57" office:value-type="string" calcext:value-type="string">
            <text:p>*</text:p>
          </table:table-cell>
          <table:table-cell table:style-name="ce66" office:value-type="string" calcext:value-type="string">
            <text:p>Anterior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77" calcext:value-type="float">
            <text:p>77.00</text:p>
          </table:table-cell>
          <table:table-cell table:style-name="ce22" office:value-type="float" office:value="4.69" calcext:value-type="float">
            <text:p>4.69</text:p>
          </table:table-cell>
          <table:table-cell office:value-type="float" office:value="-30" calcext:value-type="float">
            <text:p>-3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37"/>
          <table:table-cell table:style-name="ce40" office:value-type="float" office:value="-29.35" calcext:value-type="float">
            <text:p>-29.35</text:p>
          </table:table-cell>
          <table:table-cell table:style-name="ce40" office:value-type="float" office:value="12.48" calcext:value-type="float">
            <text:p>12.48</text:p>
          </table:table-cell>
          <table:table-cell table:style-name="ce40" office:value-type="float" office:value="51.81" calcext:value-type="float">
            <text:p>51.81</text:p>
          </table:table-cell>
          <table:table-cell table:style-name="ce40" office:value-type="string" calcext:value-type="string">
            <text:p>Middle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68" calcext:value-type="float">
            <text:p>4.68</text:p>
          </table:table-cell>
          <table:table-cell office:value-type="float" office:value="-15" calcext:value-type="float">
            <text:p>-15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style-name="ce37"/>
          <table:table-cell table:style-name="ce40" office:value-type="float" office:value="-15.4" calcext:value-type="float">
            <text:p>-15.4</text:p>
          </table:table-cell>
          <table:table-cell table:style-name="ce40" office:value-type="float" office:value="26.64" calcext:value-type="float">
            <text:p>26.64</text:p>
          </table:table-cell>
          <table:table-cell table:style-name="ce40" office:value-type="float" office:value="50.68" calcext:value-type="float">
            <text:p>50.68</text:p>
          </table:table-cell>
          <table:table-cell table:style-name="ce40" office:value-type="string" calcext:value-type="string">
            <text:p>Superior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55" calcext:value-type="float">
            <text:p>4.55</text:p>
          </table:table-cell>
          <table:table-cell office:value-type="float" office:value="-21" calcext:value-type="float">
            <text:p>-2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style-name="ce37"/>
          <table:table-cell table:style-name="ce40" office:value-type="float" office:value="-21.05" calcext:value-type="float">
            <text:p>-21.05</text:p>
          </table:table-cell>
          <table:table-cell table:style-name="ce40" office:value-type="float" office:value="14.97" calcext:value-type="float">
            <text:p>14.97</text:p>
          </table:table-cell>
          <table:table-cell table:style-name="ce40" office:value-type="float" office:value="54.89" calcext:value-type="float">
            <text:p>54.89</text:p>
          </table:table-cell>
          <table:table-cell table:style-name="ce40" office:value-type="string" calcext:value-type="string">
            <text:p>Superior Front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office:value-type="float" office:value="0.012" calcext:value-type="float">
            <text:p>0.01</text:p>
          </table:table-cell>
          <table:table-cell office:value-type="float" office:value="0.006" calcext:value-type="float">
            <text:p>0.01</text:p>
          </table:table-cell>
          <table:table-cell office:value-type="float" office:value="40" calcext:value-type="float">
            <text:p>40.00</text:p>
          </table:table-cell>
          <table:table-cell table:style-name="ce22" office:value-type="float" office:value="4.37" calcext:value-type="float">
            <text:p>4.37</text:p>
          </table:table-cell>
          <table:table-cell office:value-type="float" office:value="57" calcext:value-type="float">
            <text:p>57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style-name="ce37"/>
          <table:table-cell table:style-name="ce40" office:value-type="float" office:value="51.66" calcext:value-type="float">
            <text:p>51.66</text:p>
          </table:table-cell>
          <table:table-cell table:style-name="ce40" office:value-type="float" office:value="-8.91" calcext:value-type="float">
            <text:p>-8.91</text:p>
          </table:table-cell>
          <table:table-cell table:style-name="ce40" office:value-type="float" office:value="7.91" calcext:value-type="float">
            <text:p>7.91</text:p>
          </table:table-cell>
          <table:table-cell table:style-name="ce40" office:value-type="string" calcext:value-type="string">
            <text:p>Precentral Gyrus</text:p>
          </table:table-cell>
          <table:table-cell table:style-name="ce57" office:value-type="string" calcext:value-type="string">
            <text:p>BA 6</text:p>
          </table:table-cell>
          <table:table-cell table:style-name="ce66" office:value-type="string" calcext:value-type="string">
            <text:p>Fron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4"/>
          <table:table-cell table:style-name="ce22" office:value-type="float" office:value="4.29" calcext:value-type="float">
            <text:p>4.29</text:p>
          </table:table-cell>
          <table:table-cell office:value-type="float" office:value="57" calcext:value-type="float">
            <text:p>57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40" office:value-type="float" office:value="51.67" calcext:value-type="float">
            <text:p>51.67</text:p>
          </table:table-cell>
          <table:table-cell table:style-name="ce40" office:value-type="float" office:value="-19.83" calcext:value-type="float">
            <text:p>-19.83</text:p>
          </table:table-cell>
          <table:table-cell table:style-name="ce40" office:value-type="float" office:value="4.17" calcext:value-type="float">
            <text:p>4.17</text:p>
          </table:table-cell>
          <table:table-cell table:style-name="ce40" office:value-type="string" calcext:value-type="string">
            <text:p>Superior Temporal Gyrus</text:p>
          </table:table-cell>
          <table:table-cell table:style-name="ce57" office:value-type="string" calcext:value-type="string">
            <text:p>BA 22</text:p>
          </table:table-cell>
          <table:table-cell table:style-name="ce66" office:value-type="string" calcext:value-type="string">
            <text:p>Tempor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8"/>
          <table:table-cell table:style-name="ce14"/>
          <table:table-cell table:style-name="ce20" table:number-columns-repeated="2"/>
          <table:table-cell table:style-name="ce14"/>
          <table:table-cell table:style-name="ce23" office:value-type="float" office:value="4.16" calcext:value-type="float">
            <text:p>4.16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-7" calcext:value-type="float">
            <text:p>-7</text:p>
          </table:table-cell>
          <table:table-cell table:style-name="ce29" office:value-type="float" office:value="19" calcext:value-type="float">
            <text:p>19</text:p>
          </table:table-cell>
          <table:table-cell table:style-name="ce38"/>
          <table:table-cell table:style-name="ce41" office:value-type="float" office:value="51.49" calcext:value-type="float">
            <text:p>51.49</text:p>
          </table:table-cell>
          <table:table-cell table:style-name="ce41" office:value-type="float" office:value="-10.22" calcext:value-type="float">
            <text:p>-10.22</text:p>
          </table:table-cell>
          <table:table-cell table:style-name="ce41" office:value-type="float" office:value="21.3" calcext:value-type="float">
            <text:p>21.3</text:p>
          </table:table-cell>
          <table:table-cell table:style-name="ce41" office:value-type="string" calcext:value-type="string">
            <text:p>Postcentral Gyrus</text:p>
          </table:table-cell>
          <table:table-cell table:style-name="ce60" office:value-type="string" calcext:value-type="string">
            <text:p>BA 43</text:p>
          </table:table-cell>
          <table:table-cell table:style-name="ce67" office:value-type="string" calcext:value-type="string">
            <text:p>Parietal Lobe</text:p>
          </table:table-cell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 table:number-rows-repeated="3">
          <table:table-cell table:number-columns-repeated="8"/>
          <table:table-cell table:style-name="ce18" table:number-columns-repeated="2"/>
          <table:table-cell table:style-name="ce22"/>
          <table:table-cell table:style-name="ce27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17"/>
          <table:table-cell table:style-name="Default"/>
          <table:table-cell table:number-columns-repeated="991"/>
          <table:table-cell table:style-name="Default" table:number-columns-repeated="7"/>
          <table:table-cell table:number-columns-repeated="8"/>
        </table:table-row>
        <table:table-row table:style-name="ro1" table:number-rows-repeated="2">
          <table:table-cell table:number-columns-repeated="1013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1014"/>
          <table:table-cell table:style-name="Default" table:number-columns-repeated="2"/>
          <table:table-cell table:number-columns-repeated="8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00/00/0000</text:date>, <text:time style:data-style-name="N2" text:time-value="01:39:47.957530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4:42:21.674173738</meta:creation-date>
    <dc:date>2020-12-21T01:42:32.938615193</dc:date>
    <meta:editing-duration>PT11H44M27S</meta:editing-duration>
    <meta:editing-cycles>9</meta:editing-cycles>
    <meta:generator>LibreOffice/5.1.6.2$Linux_X86_64 LibreOffice_project/10m0$Build-2</meta:generator>
    <meta:document-statistic meta:table-count="1" meta:cell-count="1752" meta:object-count="0"/>
  </office:meta>
</office:document-meta>
</file>